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c0b3"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3fd0"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f8389"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0d7eb"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59cb5"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0cf1" officeooo:paragraph-rsid="00220cf1"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text-properties fo:language="ru" fo:country="RU"/>
    </style:style>
    <style:style style:name="P137"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8" style:family="paragraph" style:parent-style-name="Text_20_body">
      <style:paragraph-properties fo:text-align="center" style:justify-single-word="false"/>
    </style:style>
    <style:style style:name="P139" style:family="paragraph" style:parent-style-name="First_20_line_20_indent">
      <style:text-properties fo:language="ru" fo:country="RU"/>
    </style:style>
    <style:style style:name="P140" style:family="paragraph" style:parent-style-name="First_20_line_20_indent">
      <style:paragraph-properties fo:text-align="justify" style:justify-single-word="false"/>
      <style:text-properties fo:language="ru" fo:country="RU"/>
    </style:style>
    <style:style style:name="P141" style:family="paragraph" style:parent-style-name="First_20_line_20_indent">
      <style:text-properties fo:font-size="15pt" fo:language="ru" fo:country="RU" style:font-size-asian="15pt" style:font-size-complex="15pt"/>
    </style:style>
    <style:style style:name="P142" style:family="paragraph" style:parent-style-name="First_20_line_20_indent">
      <style:text-properties fo:font-size="12pt" fo:language="ru" fo:country="RU" style:font-size-asian="12pt" style:font-size-complex="12pt"/>
    </style:style>
    <style:style style:name="P143" style:family="paragraph" style:parent-style-name="First_20_line_20_indent">
      <style:text-properties fo:language="en" fo:country="US"/>
    </style:style>
    <style:style style:name="P144" style:family="paragraph" style:parent-style-name="First_20_line_20_indent">
      <style:paragraph-properties fo:text-align="justify" style:justify-single-word="false"/>
      <style:text-properties fo:language="en" fo:country="US"/>
    </style:style>
    <style:style style:name="P145" style:family="paragraph" style:parent-style-name="First_20_line_20_indent">
      <style:paragraph-properties fo:text-align="justify" style:justify-single-word="false"/>
    </style:style>
    <style:style style:name="P146" style:family="paragraph" style:parent-style-name="Text_20_body">
      <style:paragraph-properties fo:margin-left="0in" fo:margin-right="0in" fo:text-align="center" style:justify-single-word="false" fo:text-indent="0in" style:auto-text-indent="false"/>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in" style:auto-text-indent="false"/>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Footnote">
      <style:text-properties fo:font-style="normal" style:font-style-asian="normal" style:font-style-complex="normal"/>
    </style:style>
    <style:style style:name="P154" style:family="paragraph" style:parent-style-name="Text_20_body">
      <style:paragraph-properties fo:margin-top="0in" fo:margin-bottom="0.0835in" loext:contextual-spacing="false" fo:text-align="justify" style:justify-single-word="false"/>
      <style:text-properties fo:language="en" fo:country="US"/>
    </style:style>
    <style:style style:name="P15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59cb5" officeooo:paragraph-rsid="00359cb5"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7728e" officeooo:paragraph-rsid="0037728e"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7c8ef" officeooo:paragraph-rsid="0037c8ef" fo:background-color="transparent" style:font-style-asian="normal" style:font-weight-asian="normal" style:font-style-complex="normal" style:font-weight-complex="normal"/>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paragraph-properties fo:text-align="justify" style:justify-single-word="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19725e" style:font-weight-asian="bold" style:font-weight-complex="bold"/>
    </style:style>
    <style:style style:name="T11" style:family="text">
      <style:text-properties fo:language="ru" fo:country="RU" fo:font-weight="bold" officeooo:rsid="001b27f4" style:font-weight-asian="bold" style:font-weight-complex="bold"/>
    </style:style>
    <style:style style:name="T12" style:family="text">
      <style:text-properties fo:language="ru" fo:country="RU" fo:font-weight="bold" officeooo:rsid="001d01d1" style:font-weight-asian="bold" style:font-weight-complex="bold"/>
    </style:style>
    <style:style style:name="T13" style:family="text">
      <style:text-properties fo:language="ru" fo:country="RU" fo:font-weight="bold" officeooo:rsid="00207989" style:font-weight-asian="bold" style:font-weight-complex="bold"/>
    </style:style>
    <style:style style:name="T14" style:family="text">
      <style:text-properties fo:language="ru" fo:country="RU" style:text-underline-style="none"/>
    </style:style>
    <style:style style:name="T15" style:family="text">
      <style:text-properties fo:language="ru" fo:country="RU" officeooo:rsid="0032b633"/>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359cb5"/>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font-style="italic" style:font-style-asian="italic" style:font-style-complex="italic"/>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style:use-window-font-color="true" fo:font-weight="normal" style:font-weight-asian="normal" style:font-weight-complex="normal"/>
    </style:style>
    <style:style style:name="T55" style:family="text">
      <style:text-properties style:use-window-font-color="true" fo:font-size="12pt" fo:language="en" fo:country="US" fo:font-style="normal" style:font-size-asian="12pt" style:font-style-asian="normal" style:font-size-complex="12pt" style:font-style-complex="normal"/>
    </style:style>
    <style:style style:name="T56" style:family="text">
      <style:text-properties style:use-window-font-color="true" fo:font-size="12pt" fo:language="en" fo:country="US" style:font-size-asian="12pt" style:font-size-complex="12pt"/>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language="fr" fo:country="FR"/>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officeooo:rsid="00359cb5"/>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fo:font-size="10pt" style:font-size-asian="10pt" style:font-size-complex="10pt"/>
    </style:style>
    <style:style style:name="T83" style:family="text">
      <style:text-properties fo:font-size="8pt" style:font-size-asian="8pt" style:font-size-complex="8pt"/>
    </style:style>
    <style:style style:name="T84" style:family="text">
      <style:text-properties officeooo:rsid="0017c0b3"/>
    </style:style>
    <style:style style:name="T85" style:family="text">
      <style:text-properties officeooo:rsid="00192bad"/>
    </style:style>
    <style:style style:name="T86" style:family="text">
      <style:text-properties officeooo:rsid="0019725e"/>
    </style:style>
    <style:style style:name="T87" style:family="text">
      <style:text-properties officeooo:rsid="001b27f4"/>
    </style:style>
    <style:style style:name="T88" style:family="text">
      <style:text-properties officeooo:rsid="001d4f60"/>
    </style:style>
    <style:style style:name="T89" style:family="text">
      <style:text-properties officeooo:rsid="001e8ffe"/>
    </style:style>
    <style:style style:name="T90" style:family="text">
      <style:text-properties officeooo:rsid="001f6b44"/>
    </style:style>
    <style:style style:name="T91" style:family="text">
      <style:text-properties officeooo:rsid="0023c869"/>
    </style:style>
    <style:style style:name="T92" style:family="text">
      <style:text-properties officeooo:rsid="00253fd0"/>
    </style:style>
    <style:style style:name="T93" style:family="text">
      <style:text-properties officeooo:rsid="00272213"/>
    </style:style>
    <style:style style:name="T94" style:family="text">
      <style:text-properties officeooo:rsid="002769ea"/>
    </style:style>
    <style:style style:name="T95" style:family="text">
      <style:text-properties officeooo:rsid="002b02b4"/>
    </style:style>
    <style:style style:name="T96" style:family="text">
      <style:text-properties officeooo:rsid="002d48a7"/>
    </style:style>
    <style:style style:name="T97" style:family="text">
      <style:text-properties officeooo:rsid="002f8389"/>
    </style:style>
    <style:style style:name="T98" style:family="text">
      <style:text-properties officeooo:rsid="0030d7eb"/>
    </style:style>
    <style:style style:name="T99" style:family="text">
      <style:text-properties officeooo:rsid="003117fe"/>
    </style:style>
    <style:style style:name="T100" style:family="text">
      <style:text-properties officeooo:rsid="00323452"/>
    </style:style>
    <style:style style:name="T101" style:family="text">
      <style:text-properties officeooo:rsid="0032b633"/>
    </style:style>
    <style:style style:name="T102" style:family="text">
      <style:text-properties officeooo:rsid="0033a8cd"/>
    </style:style>
    <style:style style:name="T103" style:family="text">
      <style:text-properties officeooo:rsid="00359cb5"/>
    </style:style>
    <style:style style:name="T104" style:family="text">
      <style:text-properties officeooo:rsid="003772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3"/>
      <text:h text:style-name="P165"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6">–</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3"> скрывая дрожь в голосе.</text:span></text:p>
      <text:p text:style-name="P71"/>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5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6">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6">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6">RnD-</text:span><text:span text:style-name="T1">зона</text:span><text:span text:style-name="T1"><text:note text:id="ftn3" text:note-class="footnote"><text:note-citation>3</text:note-citation><text:note-body><text:p text:style-name="P15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6"><text:span text:style-name="T16">– Нэш, к</text:span>ак называется наш проект?</text:p>
      <text:p text:style-name="P84"><text:span text:style-name="T8">– </text:span><text:span text:style-name="T64">Дайсон.</text:span></text:p>
      <text:p text:style-name="P84"><text:span text:style-name="T8">– </text:span><text:span text:style-name="T64">Сколько тебе лет?</text:span></text:p>
      <text:p text:style-name="P84"><text:span text:style-name="T8">– </text:span><text:span text:style-name="T64">Два года с начала запуска кластера.</text:span></text:p>
      <text:p text:style-name="P84"><text:soft-page-break/><text:span text:style-name="T8">– </text:span><text:span text:style-name="T64">Какой сейчас год?</text:span></text:p>
      <text:p text:style-name="P84"><text:span text:style-name="T8">– </text:span><text:span text:style-name="T54">20</text:span><text:span text:style-name="T40">19</text:span><text:span text:style-name="T64">-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94">«Выживание корпорации в условиях жёсткой конкуренции с ограниченными ресурсами. Случай 16».</text:p>
      <text:p text:style-name="P94">…</text:p>
      <text:p text:style-name="P94">…</text:p>
      <text:p text:style-name="P94">…</text:p>
      <text:p text:style-name="P94">Решение.</text:p>
      <text:p text:style-name="P94">…</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0">incompatible interface Analytics v.0.93 beta</text:span>”</text:p>
      <text:p text:style-name="P32">Ага, уже теплее.</text:p>
      <text:p text:style-name="P32"/>
      <text:p text:style-name="P84"><text:span text:style-name="T8">– Нэш</text:span><text:span text:style-name="T64">,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6">–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6">–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6">.</text:span></text:p>
      <text:p text:style-name="P114">Бип-бип-бип.</text:p>
      <text:p text:style-name="P114"/>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6">***</text:p>
      <text:p text:style-name="P146"/>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6">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text:span text:style-name="T5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3">тридцатичетырёх</text:span><text:span text:style-name="T32">этажного </text:span><text:span text:style-name="T33">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3">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2">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5"/>
      <text:p text:style-name="P1">Я вспомнил<text:span text:style-name="T32"> </text:span><text:span text:style-name="T33">Юджина</text:span><text:span text:style-name="T1">,</text:span> <text:span text:style-name="T33">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5"/>
      <text:p text:style-name="P1"><text:span text:style-name="T1">Юджин</text:span>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7">А у нас получается… </text:span><text:span text:style-name="T2">–</text:span><text:span text:style-name="T5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0">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2">Тридцать чет</text:span><text:span text:style-name="T33">ыре</text:span><text:span text:style-name="T32"> </text:span>этаж<text:span text:style-name="T1">а</text:span>! Пиздец, <text:span text:style-name="T1">—</text:span> успел подумать я, <text:span text:style-name="T1">прежде чем </text:span>сознание выключилось.</text:p>
      <text:p text:style-name="P1"/>
      <text:h text:style-name="P165" text:outline-level="2">2. Пробуждение</text:h>
      <text:p text:style-name="P30"/>
      <text:p text:style-name="P1"><text:span text:style-name="T37">Сознание рестартовало после того, как я гребанулся </text:span><text:span text:style-name="T57">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7">ткрыл глаза, тщётно пытаясь вдохнуть. Образ, </text:span><text:span text:style-name="T2">который я </text:span><text:span text:style-name="T57">пару мгновений назад </text:span><text:span text:style-name="T2">видел на фоне </text:span><text:span text:style-name="T57">звёзд, теперь сфокусировался прямо у моего носа. Точёная голова с резко очерчеными скулами в ореоле </text:span><text:soft-page-break/><text:span text:style-name="T57">живого переливающегося сияния, огромные глаза на треть морды, </text:span><text:span text:style-name="T2">грациозные</text:span><text:span text:style-name="T57"> настороженные уши, нежный розов</text:span><text:span text:style-name="T2">атый</text:span><text:span text:style-name="T57"> нос, венчающая голову </text:span><text:span text:style-name="T2">высокая тиара</text:span><text:span text:style-name="T57">. И приковывающая к себе внимание звёздочка, та самая магическая искорка </text:span><text:span text:style-name="T23">—</text:span><text:span text:style-name="T57">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6">–</text:span> Она очнулась. Хвала небу, нам это удалось!</text:p>
      <text:p text:style-name="P32"/>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 <text:s/>Да и не должно быть — это же не ЛСД какой-нибудь</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3">…</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2">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6">!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6">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2">верх</text:span>…</text:p>
      <text:p text:style-name="P3">– Сестра, ты идёшь? – выглянула в зал Луна.</text:p>
      <text:p text:style-name="P3"/>
      <text:p text:style-name="P3">Тут м<text:span text:style-name="T16">еня, </text:span>наконец,<text:span text:style-name="T16">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2">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6">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2">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2">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2">надреснутым голосом.</text:span></text:p>
      <text:p text:style-name="P71"/>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2">, опустив голову на пол.</text:span></text:p>
      <text:p text:style-name="P71"/>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6">–</text:span> Уфф! Выкарабкались. Почти без потерь, <text:span text:style-name="T16">–</text:span> заметил Дискорд, осматривая крыло. <text:span text:style-name="T16">–</text:span> Могло быть и хуже.</text:p>
      <text:p text:style-name="P3"><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1"><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6">–</text:span> ТЫ!!! ТЫ!..</text:p>
      <text:p text:style-name="P3"><text:span text:style-name="T16">–</text:span> Да, я!!! <text:span text:style-name="T16">–</text:span> Дискорд подбоченился и с вызовом посмотрел на разъярённую аликорницу. <text:span text:style-name="T16">–</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5" text:outline-level="2">3. Норф</text:h>
      <text:p text:style-name="P87"/>
      <text:p text:style-name="P22">Глава IV. Пределы магии</text:p>
      <text:p text:style-name="P19"/>
      <text:p text:style-name="P22"><text:soft-page-break/>Вашему покорному слуге известны четыре предела магии: </text:p>
      <text:p text:style-name="P22"/>
      <text:list xml:id="list3698822926391065239"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50">– <text:span text:style-name="T1">Восемь, учитель!</text:span></text:p><text:p text:style-name="P150">– Отлично. Надиктую ещё две и сбегаешь за кофе.</text:p></text:note-body></text:note></text:span></text:p>
        </text:list-item>
      </text:list>
      <text:p text:style-name="P4"/>
      <text:p text:style-name="P9">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6">.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5"/>
      <text:p text:style-name="P8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5"/>
      <text:p text:style-name="P85"><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5"/>
      <text:p text:style-name="P8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85"/>
      <text:p text:style-name="P8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
      <text:p text:style-name="P8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5"><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5">Так, что тут у нас?</text:p>
      <text:p text:style-name="P85"/>
      <text:p text:style-name="P85">“<text:span text:style-name="T30">Новости двора: </text:span><text:span text:style-name="T9">состояние </text:span><text:span text:style-name="T30">здоровь</text:span><text:span text:style-name="T9">я</text:span><text:span text:style-name="T30">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85"/>
      <text:p text:style-name="P85">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5">Газета полетела в мусорное ведро.</text:p>
      <text:p text:style-name="P85"/>
      <text:p text:style-name="P85">Я потянулся. Хватит на сегодня чтения. Настало время ежедневной прогулки по городу. Тем более, что у меня есть деньги.</text:p>
      <text:p text:style-name="P85"/>
      <text:p text:style-name="P8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5"/>
      <text:p text:style-name="P85">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text:p>
      <text:p text:style-name="P8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5"/>
      <text:p text:style-name="P85">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5"><text:soft-page-break/><text:span text:style-name="T16">Ну, понятно, в элитном придворцовом квартале, который представляет из себя </text:span><text:span text:style-name="T1">верхний город</text:span><text:span text:style-name="T16">, цены кусаются. Топай вниз, Анон, на окраину!</text:span></text:p>
      <text:p text:style-name="P18">Но, блин, корявые пальцы внесли свою коррективу в шопинг-план!</text:p>
      <text:p text:style-name="P18"/>
      <text:p text:style-name="P85"><text:span text:style-name="T16">Как раз </text:span><text:span text:style-name="T1">на мосту, </text:span><text:span text:style-name="T16">на спуске в нижний </text:span><text:span text:style-name="T1">город, </text:span><text:span text:style-name="T16">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9">Подобно олуху из дешёвой комедии, я припустил со всех ног за монеткой и в долгой погоне <text:span text:style-name="T16">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2">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2">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2">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6">Магдалена Фрискай-Каррус, </text:span><text:span text:style-name="T3">2088</text:span><text:span text:style-name="T51"> – </text:span><text:span text:style-name="T38">2135</text:span><text:span text:style-name="T51"> A.C.</text:span><text:span text:style-name="T33">»</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6">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32">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Клянусь, дорогая, это в прошлом! И</text:span>,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6">За прошедшие дни я уже привык и к магии, и к разумным эквиноподобным и даже </text:span><text:span text:style-name="T1">к деревянным дирижаблям</text:span><text:span text:style-name="T16">.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1"/>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71"><text:soft-page-break/>Экзоскелет, лишившись хозяйки, переключил цвет лампочки с зелёного на оранжевый. <text:span text:style-name="T16">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6">–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7">–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6">– </text:span>Не забывай, человек, я — могущественный маг и правитель Эквестрии. Ко мне нужно относиться с должным уважением!</text:p>
      <text:p text:style-name="P48"><text:span text:style-name="T16">– </text:span>А то что? Превратишь в жабу? Сошлёшь на луну? Убьёшь нахер?</text:p>
      <text:p text:style-name="P48">Аликорница сникла. Уши её опустились.</text:p>
      <text:p text:style-name="P48"><text:span text:style-name="T16">– Анонимус</text:span>, ну зачем так… Ты же знаешь, я этого не сделаю.</text:p>
      <text:p text:style-name="P48"><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36"/>
      <text:p text:style-name="P48"><text:span text:style-name="T16">Аликорница уселась н</text:span>а пол <text:span text:style-name="T16">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6">– Лады! Вот видишь, со мной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36"/>
      <text:p text:style-name="P49">***</text:p>
      <text:p text:style-name="P49"/>
      <text:p text:style-name="P48"><text:span text:style-name="T16">Л</text:span>ампа<text:span text:style-name="T16"> отбрасывал</text:span>а<text:span text:style-name="T16"> мягкие тени на стену библиотеки. Селестия, расположи</text:span>вшись<text:span text:style-name="T16"> лёжа у моего кресл</text:span>а,<text:span text:style-name="T16">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6">– </text:span>Вот, читай отсюда, <text:span text:style-name="T16">– а</text:span>ликорница подчеркнула абзац копытом.</text:p>
      <text:p text:style-name="P48"/>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7">Прижав </text:span>уши к голове, <text:span text:style-name="T67">она дала</text:span> задний ход <text:span text:style-name="T67">и </text:span>выкарабкалась обратно. Окинув библиотеку отчаянным взглядом, <text:span text:style-name="T67">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2">и-и-и</text:span>-<text:span text:style-name="T83">а-а-а</text:span>…</text:p>
      <text:p text:style-name="P48"/>
      <text:p text:style-name="P48">…</text:p>
      <text:p text:style-name="P48"/>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5">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9"/>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6">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9">Ох, нет! Нет-нет-нет!!!</text:p>
      <text:p text:style-name="P79"/>
      <text:p text:style-name="P79"><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9">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9"/>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5"/>
      <text:p text:style-name="P65">– Эй, мужик, тебе плохо?</text:p>
      <text:p text:style-name="P65">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6">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0">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0">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7"> </text:span>выбрал единственный способ выиграть несколько секунд жизни — спрыгнул со скалы вниз, к Кантерлоту.</text:p>
      <text:p text:style-name="P48"/>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7">любви</text:span> начинаешь понимать только тогда, когда <text:span text:style-name="T67">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5" text:outline-level="2">8. Стыд</text:h>
      <text:p text:style-name="P147"/>
      <text:p text:style-name="P65">~~~ Завтра на семь в библиотеке. Селестия ~~~</text:p>
      <text:p text:style-name="P65"/>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7">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6">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6">–</text:span> Постой, не торопись,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9"/>
      <text:p text:style-name="P1"><text:span text:style-name="T16">–</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6">–</text:span> Эмм… Они… м-м-м… не больны… в некотором смысле… <text:span text:style-name="T16">–</text:span> гонец изо всех сил ковырял копытом п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6">—</text:span> в возможности летать. Добровольно отказаться от полётов для него <text:span text:style-name="T16">—</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4">—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4">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6">—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6">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4">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6">— и втайне немного завидовала этому</text:span>. Ах, если б только сестра умела управляться со своими эмоциями так же, как с магией <text:span text:style-name="T16">—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6">—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6">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6">—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6">10</text:span>. (40*<text:span text:style-name="T16">ctg(Pi/4)-6)/(ln(e)-sin(0))</text:span></text:h>
      <text:p text:style-name="P48"/>
      <text:p text:style-name="P65">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6">— оставить тебе напутствие.</text:span></text:p>
      <text:p text:style-name="P42"/>
      <text:p text:style-name="P65"><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5"><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text:span></text:p>
      <text:p text:style-name="P42">Брось. </text:p>
      <text:p text:style-name="P65"><text:span text:style-name="T16">Прежде чем обижаться, вспомни свой собственный мир. Так ли он хорош? Счастлив ли ты в нём? </text:span>Можешь ли ты сказать, что он лучше этого?</text:p>
      <text:p text:style-name="P65"><text:soft-page-break/>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В этом его слабость <text:span text:style-name="T16">— </text:span>он может меняться и в плохую сторону. От тебя зависит, в какую.</text:p>
      <text:p text:style-name="P65"/>
      <text:p text:style-name="P65">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8">—</text:span> чудесная страна, пони <text:span text:style-name="T18">— </text:span><text:span text:style-name="T16">прекрасные создания, хоть и малость не от мира сего! Чисто, культурно, вежливо. Дворецкий </text:span><text:span text:style-name="T18">—</text:span><text:span text:style-name="T16"> скопидом, конечно, но это работа у него такая. </text:span>Блин, м<text:span text:style-name="T16">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Анонимус.</text:p>
      <text:p text:style-name="P1">Я захлопнул трактат<text:span text:style-name="T16">.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6">–</text:span> Уже иду. Где я могу её найти?</text:p>
      <text:p text:style-name="P1"><text:span text:style-name="T16">–</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7">– Не слишком далеко отсюда. Два дня пути на дирижабле </text:span><text:span text:style-name="T43">— и приют для престарелых минотавров </text:span><text:span text:style-name="T55">“</text:span><text:span text:style-name="T56">Поле Кровожадной Брани</text:span><text:span text:style-name="T55">”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0"/>
      <text:p text:style-name="P80">Я скосил глаз на стражника. Тот сжал губы, но надувшиеся щёки выдавали еле сдерживаемое ржание.</text:p>
      <text:p text:style-name="P80">Проклятье! Чёртов троллоло издевается надо мной! Лишь наше прибытие сдержало рвущиеся наружу ругательства.</text:p>
      <text:p text:style-name="P80"/>
      <text:p text:style-name="P1"><text:span text:style-name="T60">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3">—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7">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4">жаровни</text:span><text:span text:style-name="T43"> и фонтанчик</text:span><text:span text:style-name="T34">а</text:span><text:span text:style-name="T43">.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6">—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6">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6">.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6">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6">— </text:span>не давать им окрепнуть настолько, чтобы они могли посеять смуту.</text:p>
      <text:p text:style-name="P48"/>
      <text:p text:style-name="P48">Огонь в камине разгорелся. <text:span text:style-name="T16">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2">Мне печалиться не стоит</text:p><text:p text:style-name="P152">Жизнь прекрасна и полн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 —</text:p><text:p text:style-name="P152">Но друзья остались в прошлом,</text:p><text:p text:style-name="P152">Пустота пришла в мой 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6">— </text:span>фантазировать на эротические темы с фантастическим уклоном, и совсем другое <text:span text:style-name="T16">—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6">–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6">–</text:span> Иногда хочется забыться, <text:span text:style-name="T16">–</text:span> перехватила мой взгляд аликорница, <text:span text:style-name="T16">–</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6">–</text:span> А <text:span text:style-name="T1">водку</text:span> у вас принято пить?</text:p>
      <text:p text:style-name="P34"><text:span text:style-name="T16">–</text:span> Некоторые употребляют. Но правительница Эквестрии, пьющая кальвадос <text:span text:style-name="T1">—</text:span> это уже черезчур, <text:span text:style-name="T16">–</text:span> Селестия засмеялась.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36"/>
      <text:p text:style-name="P48"><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6">– Я несказанно рада, что, наконец-то, могу назвать тебя своим ближайшим другом, </text:span>– мурлыкнула Селестия. – <text:span text:style-name="T16">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6">– Это ты называешь </text:span>«<text:span text:style-name="T16">дружбой</text:span>»<text:span text:style-name="T16">? – с </text:span>улыбкой хмыкнул<text:span text:style-name="T16"> я. – </text:span>Мне нравится твоё чувство юмора.</text:p>
      <text:p text:style-name="P48">Аликорница в недоумении взглянула на меня.</text:p>
      <text:p text:style-name="P48"><text:span text:style-name="T16">–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6">– </text:span>Нет, что ты, Сел, не мели ерунды! Я всем доволен, я просто в восторге. Мне вообще кажется, что я попал в рай, прямо в храм любви,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поняла моих чувств к тебе. Я <text:span text:style-name="T16">—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4">«</text:span>сказочной обезьяне из Вечнодикого леса<text:span text:style-name="T34">»</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3">– </text:span><text:span text:style-name="T34">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7">А из Пинто Крик уже месяц нет новостей…</text:span></text:p>
      <text:p text:style-name="P3"><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7">– </text:span>“<text:span text:style-name="T1">Что я могу сделать, чтобы вернуть всё назад?</text:span>”</text:p>
      <text:p text:style-name="P16"><text:span text:style-name="T47">–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7">– </text:span><text:span text:style-name="T34">Что бы это значило, Флёр?</text:span></text:p>
      <text:p text:style-name="P16"><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71">–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
      <text:p text:style-name="P71">…</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1"><text:soft-page-break/>– Леди и джентльпони! Приём окончен! Её Высочество принцесса Селестия будет рада видеть <text:s/>вас в следующую среду!</text:p>
      <text:p text:style-name="P71"/>
      <text:p text:style-name="P71">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1"/>
      <text:p text:style-name="P71">… </text:p>
      <text:p text:style-name="P71"/>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6">–</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6">–</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6">–</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0">— </text:span><text:span text:style-name="T64">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7">Аликорница</text:span> и так выглядела неважно.</text:p>
      <text:p text:style-name="P36"><text:soft-page-break/></text:p>
      <text:p text:style-name="P36">Поза <text:span text:style-name="T67">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7">и </text:span>у грифонов, <text:span text:style-name="T67">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5"/>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65"/>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text:p text:style-name="P65">– Ма-ам, а со мной связан элементаль?</text:p>
      <text:p text:style-name="P65">– Конечно, Эйприл. В каждом из нас есть её бессмертная искорка.</text:p>
      <text:p text:style-name="P65"/>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7">М</text:span>еняет <text:span text:style-name="T67">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6">Луна</text:span>.</text:p>
      <text:p text:style-name="P65"/>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5">То есть, всегда.</text:p>
      <text:p text:style-name="P65"/>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7">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9"/>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1"/>
      <text:p text:style-name="P7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1"/>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1">И это ты ещё не видел, что творится в других министерствах, Анонимус! За тысячу лет Нашего отсутствия Сестра превратила М<text:span text:style-name="T32">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1"/>
      <text:p text:style-name="P47">***</text:p>
      <text:p text:style-name="P35"/>
      <text:p text:style-name="P35"><text:span text:style-name="T60">– </text:span><text:span text:style-name="T4">История Понивилля начинается с того благословенного дня, когда принцесса Селестия подарила семейству Эппл </text:span><text:span text:style-name="T60">— </text:span><text:span text:style-name="T4">тогда, правда, это ещё были Смиты </text:span><text:span text:style-name="T60">—</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60">—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3">–</text:span><text:span text:style-name="T34">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3">Я </text:span><text:span text:style-name="T34">присел на лавочку</text:span><text:span text:style-name="T43">. </text:span><text:span text:style-name="T34">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0">отнюдь не рекомендация</text:span><text:span text:style-name="T64">...</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4">– Ну что же…</text:span><text:span text:style-name="T43"> Почту за честь работать </text:span><text:span text:style-name="T34">под твоим руководством, Анон</text:span><text:span text:style-name="T43">. Погоди немного, я </text:span><text:span text:style-name="T34">приведу себя в порядок</text:span><text:span text:style-name="T43"> и расскажу тебе, насколько далеко смогла продвинуться. Быть может… </text:span><text:span text:style-name="T34">–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7"><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7"/>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7">«…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0"/>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text:span>А<text:span text:style-name="T16"> что, если…”</text:span></text:p>
      <text:p text:style-name="P48"><text:span text:style-name="T16">–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text:span>ещё<text:span text:style-name="T16">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только доем и иду.</text:p>
      <text:p text:style-name="P65">– Кстати, а что за безумие было у Стар Свирла?</text:p>
      <text:p text:style-name="P65">–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64">Надо же! Ты вторая пони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6">— максимум двух пони, </text:span>после чего мне придётся восстанавливаться несколько месяцев<text:span text:style-name="T16">. С вами же я связана в круг Элементов Гармонии, что позволит мне вызвать магический резонанс и вовлечь в </text:span>«Прозрение» вас всех<text:span text:style-name="T16">.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text:soft-page-break/></text:p>
      <text:p text:style-name="P66">***</text:p>
      <text:p text:style-name="P87"/>
      <text:p text:style-name="P65">Дата: 12.04.2142 А.<text:span text:style-name="T16">C</text:span>.</text:p>
      <text:p text:style-name="P65">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p>
      <text:p text:style-name="P66"/>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5">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40">”</text:span></text:p>
      <text:p text:style-name="P68"/>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0">ведь </text:span><text:span text:style-name="T46">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2">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2"> </text:span><text:span text:style-name="T41">Видения этих городов</text:span><text:span text:style-name="T52"> дрожали, <text:s/>пересекались </text:span><text:span text:style-name="T41">и постоянно множились</text:span><text:span text:style-name="T52">.</text:span></text:p>
      <text:p text:style-name="P46">У меня дико заболела голова, мне казалось, она вылезет из шляпы распухшим шаром. Я закрыла глаза.</text:p>
      <text:p text:style-name="P65"/>
      <text:p text:style-name="P65">Примечание: ПипБак? Стойло?</text:p>
      <text:p text:style-name="P1"/>
      <text:p text:style-name="P2">***</text:p>
      <text:p text:style-name="P1"/>
      <text:p text:style-name="P65">Дата: 12.04.<text:span text:style-name="T16">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20">—</text:span><text:span text:style-name="T21"> </text:span><text:span text:style-name="T64">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65">Дата: 12.04.<text:span text:style-name="T16">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3">~~~</text:p>
      <text:p text:style-name="P43"/>
      <text:p text:style-name="P1"><text:span text:style-name="T34">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6">—</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6">чёрный экран?</text:span></text:p>
      <text:p text:style-name="P44"/>
      <text:p text:style-name="P49">***</text:p>
      <text:p text:style-name="P48"/>
      <text:p text:style-name="P65">Дата: 12.04.<text:span text:style-name="T16">2142</text:span> А.С.</text:p>
      <text:p text:style-name="P65"><text:soft-page-break/>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3">~~~</text:p>
      <text:p text:style-name="P43"/>
      <text:p text:style-name="P65">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испытуемой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6">2142</text:span> А.С.</text:p>
      <text:p text:style-name="P65">Эксперимент: заклинание Прозрения</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text:p>
      <text:p text:style-name="P65"/>
      <text:p text:style-name="P43">~~~</text:p>
      <text:p text:style-name="P43"/>
      <text:p text:style-name="P65">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е 1: при виде кексиков истерика случилась с Пинки Пай.</text:p>
      <text:p text:style-name="P65">Примечание 2: через месяц испытуемая избавилась от страха перед Рэйнбоу Дэш, хотя при виде радуги по-прежнему старается спрятаться.</text:p>
      <text:p text:style-name="P65"/>
      <text:p text:style-name="P2">***</text:p>
      <text:p text:style-name="P1"/>
      <text:p text:style-name="P22">Сим повелеваем прекратить дальнейшие эксперименты<text:span text:style-name="T32"> с использованием </text:span><text:span text:style-name="T33">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7"/>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1">—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106">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1">— </text:span>эта дрянь таки жрёт пони!</text:p>
      <text:p text:style-name="P65">Похоже, Большое Откровение <text:span text:style-name="T21">—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8">Смысл снов остальных участников опыта для меня остаётся загадкой. Посылаю тебе дневник эксперимента, это лучше всяких словесных описаний.</text:p>
      <text:p text:style-name="P65">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5">Кроме того, Твайлайт в научном рвении сожгла кучу оборудования, что обусловило невозможность дальнейших исследований физически.</text:p>
      <text:p text:style-name="P65"/>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5">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5"/>
      <text:p text:style-name="P65">«…Старый Сенбе говорит вам, маленькие иго-го, и вам, взрослые воины Нзака, и вам <text:span text:style-name="T60">— </text:span>тем, кто будет читать слова глупого старика в конце времён.</text:p>
      <text:p text:style-name="P65">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5">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5">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text:span><text:soft-page-break/><text:span text:style-name="T16">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7">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6">Солнечный лучик настойчиво пробивался сквозь плотно сомкнутые веки. Ветерок </text:span><text:span text:style-name="T1">щекотал уши и шуршал</text:span><text:span text:style-name="T16"> </text:span><text:span text:style-name="T1">занавесками открытого окна</text:span><text:span text:style-name="T16">. Я раскрыл глаза, в который раз наслаждаясь ясной головой </text:span><text:span text:style-name="T43">—</text:span><text:span text:style-name="T16"> роскошью, недоступной мне за </text:span><text:span text:style-name="T1">годы</text:span><text:span text:style-name="T16">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6">заклинание П</text:span>розрения<text:span text:style-name="T16">.</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6">—</text:span> струя воды сметёт весь песок и может облить всех рядом присутствующих.</text:p>
      <text:p text:style-name="P48">– Правильно! – единорожка кивнула. – А ускоритель <text:span text:style-name="T16">—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Я всего лишь единорог, не то, что некоторые!</text:span><text:span text:style-name="T43"> </text:span><text:span text:style-name="T34">Мощнее ускорителя только магия аликорнов и Элементов Гармонии. Если бы я была…</text:span><text:span text:style-name="T16">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text:span text:style-name="T1">Анон</text:span>.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3"><text:span text:style-name="T43">– Я </text:span><text:span text:style-name="T47">всегда буду оставаться в тени, </text:span><text:span text:style-name="T43">– </text:span><text:span text:style-name="T47">хлюпала книгое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6">– </text:span>Ты?!</text:p>
      <text:p text:style-name="P105"><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5"><text:span text:style-name="T16">–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5"><text:soft-page-break/><text:span text:style-name="T16">– </text:span>Не скажу. Заклинания Стар Свирла Бородатого если срабатывают, то без ошибок.</text:p>
      <text:p text:style-name="P48"><text:span text:style-name="T16">– Если </text:span>только <text:span text:style-name="T16">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6">–</text:span> <text:span text:style-name="T1">Эмм. </text:span>Что он имел ввиду?</text:p>
      <text:p text:style-name="P34"><text:span text:style-name="T16">–</text:span> Ну, <text:span text:style-name="T16">–</text:span> Твайлайт смутилась, <text:span text:style-name="T16">–</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0"> </text:span><text:span text:style-name="T14">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6">–</text:span> <text:span text:style-name="T1">е</text:span>динорожка опустила голову.</text:p>
      <text:p text:style-name="P34"><text:span text:style-name="T16">– </text:span><text:span text:style-name="T1">Да, завершилось всё препаршиво. Принцесса Луна сказала, лучше бы её обратно на луну закинули.</text:span></text:p>
      <text:p text:style-name="P71"/>
      <text:p text:style-name="P71">Книгоежка с жаром закивала.</text:p>
      <text:p text:style-name="P34"><text:span text:style-name="T16">–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6">– </text:span><text:span text:style-name="T1">Нет. И заводить не собираюсь!</text:span></text:p>
      <text:p text:style-name="P34"><text:span text:style-name="T16">– </text:span><text:span text:style-name="T1">Упс! Эмм… А друзья?</text:span></text:p>
      <text:p text:style-name="P34"><text:span text:style-name="T16">– </text:span><text:span text:style-name="T1">У меня был друг. Упал с крыши дома два месяца назад.</text:span></text:p>
      <text:p text:style-name="P71"/>
      <text:p text:style-name="P71">Уши единорожки опустились.</text:p>
      <text:p text:style-name="P1"><text:span text:style-name="T16">–</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6">–</text:span> Всё в порядке, Твайлайт.<text:span text:style-name="T16"> </text:span><text:span text:style-name="T1">Как бы то ни было,</text:span> <text:span text:style-name="T1">я готов рискнуть. Зекора сказала, что Великое Откровение мне не повредит, </text:span><text:span text:style-name="T33">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3">—</text:span><text:span text:style-name="T1"> к счастью, силы заклинания не хватило. Для того, чтобы я смог подойти вплотную</text:span><text:span text:style-name="T34">,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3">—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4">«кстати, это идея…»</text:span></text:p>
      <text:p text:style-name="P48"/>
      <text:p text:style-name="P1"><text:span text:style-name="T16">–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6">– </text:span><text:span text:style-name="T1">Ерунда! Там стоит запрет только для пони. На приматах Луна экспериментировать не запрещала</text:span><text:span text:style-name="T34">.</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30">Чужестранец-примат разбил сердце нашей обожаемой Селестии! Двор в отчаянии </text:span><text:span text:style-name="T20">—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6">– </text:span>Привет, Эй-Джей! У тебя проблемы?</text:p>
      <text:p text:style-name="P48"><text:span text:style-name="T16">– </text:span>Привет, сахарок, <text:span text:style-name="T16">– </text:span>озабоченно поприветствовала меня фермерша. <text:span text:style-name="T16">–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6">– </text:span>А ты, Большой Мак, вместо того, ш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6">–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6">–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6">–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6">–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6">–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6">–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6">–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64">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6">– </text:span>Свободно? <text:span text:style-name="T16">– </text:span>спросил я у пони, сидящей за столиком.</text:p>
      <text:p text:style-name="P48"><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6">– </text:span>Пирог с грибами, яишницу и чизкейк,<text:span text:style-name="T16"> – </text:span>сообщил я подошедшей официантке.</text:p>
      <text:p text:style-name="P48"><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ак подушка, к тому же.</text:p>
      <text:p text:style-name="P48"><text:span text:style-name="T16">– </text:span>И салат «по-кантерлотски», <text:span text:style-name="T16">–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6">– </text:span>Вы, наверное, ждёте кого-то?</text:p>
      <text:p text:style-name="P50"><text:span text:style-name="T16">– </text:span>Неа.</text:p>
      <text:p text:style-name="P50"><text:span text:style-name="T16">– </text:span>Просто обедаете?</text:p>
      <text:p text:style-name="P50"><text:span text:style-name="T16">– </text:span>Неа.</text:p>
      <text:p text:style-name="P50"><text:span text:style-name="T16">– </text:span>Просто сидите и мрачно смотрите на меня?</text:p>
      <text:p text:style-name="P50"><text:span text:style-name="T16">– </text:span>Неа.</text:p>
      <text:p text:style-name="P50"/>
      <text:p text:style-name="P50">Хм, а эта пони не из разговорчивых.</text:p>
      <text:p text:style-name="P50"/>
      <text:p text:style-name="P50"><text:span text:style-name="T16">– </text:span>А что же вы делаете?</text:p>
      <text:p text:style-name="P50"><text:span text:style-name="T16">– </text:span>Веселюсь, <text:span text:style-name="T16">– </text:span>мрачно заявила пони.</text:p>
      <text:p text:style-name="P50"><text:span text:style-name="T16">–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6">–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6">– </text:span>Мы с вами раньше встречались?</text:p>
      <text:p text:style-name="P50"><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6">–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6">– </text:span>Оставь, Салвер.<text:span text:style-name="T16"> </text:span>Ему за счёт заведения.</text:p>
      <text:p text:style-name="P48"><text:span text:style-name="T16">– </text:span>Ясно, мисс Пинки, <text:span text:style-name="T16">– </text:span>официантка кивнула и ушла.</text:p>
      <text:p text:style-name="P48"><text:span text:style-name="T16">– Ч</text:span>его-о-о?<text:span text:style-name="T16"> </text:span>Так это твой бар?</text:p>
      <text:p text:style-name="P48"><text:span text:style-name="T16">– </text:span>Агась, <text:span text:style-name="T16">– </text:span>поняха развела копыт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6">– </text:span>Тихо-тихо, <text:span text:style-name="T16">– </text:span>я оглянулся на посетителей. Поняху определённо надо было успокоить: шёпот Пинки, наверное, был слышен даже на улице. <text:span text:style-name="T16">– </text:span>Не вспоминай опять. Давай лучше выпьем на брудершафт. За знакомство.</text:p>
      <text:p text:style-name="P48"><text:span text:style-name="T16">– </text:span>Агась! <text:span text:style-name="T16">– согласно </text:span>кивнула пони, придвигая ко мне бутылку. <text:span text:style-name="T16">–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6">– </text:span>У меня есть идея получше. <text:span text:style-name="T16">– </text:span>на свет показалась фляга Большого Макинтоша.</text:p>
      <text:p text:style-name="P48"><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6">– </text:span>Починил телегу. Только молчок про самогон, раз уж ты в курсе, <text:span text:style-name="T16">– </text:span>я разлил сидр по чашкам.</text:p>
      <text:p text:style-name="P48"><text:span text:style-name="T16">– </text:span>Да ты что?! Чтоб я раз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6">–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6">– У </text:span>тебя такая смешная мордочка! <text:span text:style-name="T16">– </text:span>захихикали Пинки, покачиваясь. <text:span text:style-name="T16">– </text:span>Как будто ты <text:span text:style-name="T64">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6">– </text:span>Эмм… Скажи-ка мне, мой друг П-п-пинки… Легенда про фаэри <text:span text:style-name="T21">— </text:span><text:span text:style-name="T64">эт правда?</text:span></text:p>
      <text:p text:style-name="P48"><text:span text:style-name="T21">– </text:span><text:span text:style-name="T64">Какая из? Их много, вообще-то. Ик!</text:span></text:p>
      <text:p text:style-name="P48"><text:span text:style-name="T21">–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21">– Н</text:span><text:span text:style-name="T64">он-нон, </text:span><text:span text:style-name="T21">– </text:span><text:span text:style-name="T64">захихикала Пинки, взъерошив копытами розовые кудряшки и попытавшись соорудить из них бороду, </text:span><text:span text:style-name="T21">–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21">–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1">– </text:span><text:span text:style-name="T64">Ты что-о-о! Нельзя любить фаэри! Она похитит твоё сердце, и ты будешь искать её, пока не… </text:span><text:span text:style-name="T21">– </text:span><text:span text:style-name="T64">Пинки погрузилась мордочкой в так и не съеденный салат «по-кантерлотски» и захрапела.</text:span></text:p>
      <text:p text:style-name="P48"><text:span text:style-name="T21">– </text:span><text:span text:style-name="T64">Пока не умру?</text:span></text:p>
      <text:p text:style-name="P48"><text:span text:style-name="T21">– </text:span><text:span text:style-name="T64">Нет, глупенький, </text:span><text:span text:style-name="T21">– </text:span><text:span text:style-name="T64">пробулькала Пинки из миски. </text:span><text:span text:style-name="T21">– </text:span><text:span text:style-name="T64">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6">–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6">– </text:span>Судя по тому, как ты стремительно сбежал не попрощавшись, у тебя от меня проблемы, <text:span text:style-name="T16">– </text:span>заметила с укором кобылка. <text:span text:style-name="T16">– </text:span>Странно, мы, вроде, только сегодня познакомились.</text:p>
      <text:p text:style-name="P51"><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1"><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1"><text:span text:style-name="T16">–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6">– </text:span>Сто-о-ой! <text:span text:style-name="T16">– </text:span>заорал я. <text:span text:style-name="T16">– </text:span>Выпрыгивай из бочки!!!</text:p>
      <text:p text:style-name="P51">Кобылка-пилот улыбнулась и постукала копытцем по шлему, показывая, что не слышит меня.</text:p>
      <text:p text:style-name="P51"><text:span text:style-name="T16">– </text:span>Выпрыгива-а-а… <text:span text:style-name="T16">–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6">– </text:span>Э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6">– </text:span>Смотри, вот те и ответ на вопрос, куда деваются пони!</text:p>
      <text:p text:style-name="P51"><text:span text:style-name="T16">– </text:span>Где? <text:span text:style-name="T16">– </text:span>единорожка начала оглядываться.</text:p>
      <text:p text:style-name="P51"><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1"><text:span text:style-name="T16">– </text:span>И что? Я всё равно не пойму, куда деваются пони? И куда пропала Скуталу?</text:p>
      <text:p text:style-name="P51"><text:span text:style-name="T16">– Я </text:span>их ем, <text:span text:style-name="T16">– </text:span>зверски ухмыльнувшись, сообщил я кобылкам. <text:span text:style-name="T16">–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7"><text:soft-page-break/></text:p>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7"/>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6">—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6">— </text:span>ключ к решению проблем Эквестрии.</text:p>
      <text:p text:style-name="P67"/>
      <text:p text:style-name="P67">Очень хочу надеяться, что остальная часть дневника описывает<text:span text:style-name="T16">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7"/>
      <text:p text:style-name="P67">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ерекочевали из снов в реальный мир.</text:p>
      <text:p text:style-name="P67"/>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7"/>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
      <text:p text:style-name="P67"><text:soft-page-break/>Анон, мне крайне неудобно подгонять тебя.<text:span text:style-name="T16">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7"/>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6">P.S. Н</text:span>е гневите мироздание воровством! <text:span text:style-name="T30">Обмен рулит</text:span>!»</text:p>
      <text:p text:style-name="P67"/>
      <text:p text:style-name="P67">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7"/>
      <text:p text:style-name="P67">До встречи, Анон!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7"/>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6. Фетлок</text:h>
      <text:p text:style-name="P91"/>
      <text:p text:style-name="P51"><text:span text:style-name="T16">–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6">–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 написать солнцем «<text:span text:style-name="T16">х#й</text:span>» на небе, чем заставить пони-чинушу поступиться хотя бы запятой в должностных инструкциях!</text:p>
      <text:p text:style-name="P51"/>
      <text:p text:style-name="P51"><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1"><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6">– </text:span>Это неправильно! <text:span text:style-name="T16">– </text:span>заявила Рэйнбоу Дэш, отвернувшись от окна.</text:p>
      <text:p text:style-name="P51"><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1"><text:span text:style-name="T16">– </text:span>Да я не про то! <text:span text:style-name="T16">– </text:span>отмахнулась пегаска. <text:span text:style-name="T16">– </text:span>Посмотри на поле.</text:p>
      <text:p text:style-name="P51"><text:span text:style-name="T16">– </text:span>И что? Поле как поле.</text:p>
      <text:p text:style-name="P51"><text:span text:style-name="T16">– </text:span>Оно не убрано, <text:span text:style-name="T16">– </text:span>мрачно ответила пегаска. <text:span text:style-name="T16">–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6">– </text:span>У самого посёлка поля убраны. Наверняка дойдёт дело и до остальных.</text:p>
      <text:p text:style-name="P51"><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6">– </text:span>Спасибо, но от плюшек у меня фланки округляются.</text:p>
      <text:p text:style-name="P51"><text:span text:style-name="T16">– </text:span>Да ладно тебе, Дэш! От одной не округлятся.</text:p>
      <text:p text:style-name="P51"><text:span text:style-name="T16">– </text:span>От одной —<text:span text:style-name="T16"> </text:span>нет. Но я же на одной не остановлюсь, <text:span text:style-name="T16">– п</text:span>егаска взяла карту и нахмурилась. <text:span text:style-name="T16">–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6"> </text:span>Как будто…</text:p>
      <text:p text:style-name="P51"><text:span text:style-name="T16">–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6">–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6">– </text:span>Что за…?</text:p>
      <text:p text:style-name="P51"/>
      <text:p text:style-name="P135">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5"/>
      <text:p text:style-name="P51"><text:span text:style-name="T16">– </text:span>Леди и джентльпони! Просьба не паниковать! Поезд дальше не идёт: впереди провал! <text:span text:style-name="T16">– </text:span>крикнул проводник.</text:p>
      <text:p text:style-name="P51"><text:span text:style-name="T16">– </text:span>Какой ещё, в дышло, провал? Я проезжал тут два дня назад!</text:p>
      <text:p text:style-name="P51"><text:span text:style-name="T16">– </text:span>Безобразие! Верните мне деньги за билет!</text:p>
      <text:p text:style-name="P51"><text:span text:style-name="T16">– </text:span>Как вы смеете! Я опоздаю в порт! Вы будете платить неустойку! <text:s/><text:span text:style-name="T16">–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6">– </text:span>Эта дыра фиг знает на сколько длится! <text:span text:style-name="T16">– </text:span>заявила Дэш, выныривая из темноты. <text:span text:style-name="T16">–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6">– </text:span>Дэш, нам надо на ту сторону.</text:p>
      <text:p text:style-name="P51">Пегаска развела копытами.</text:p>
      <text:p text:style-name="P51"><text:span text:style-name="T16">– </text:span>Нет проблем. Я могу тебя перенести.</text:p>
      <text:p text:style-name="P51">Я с сомнением посмотрел на пегаску. Дэш в холке была мне по пояс.</text:p>
      <text:p text:style-name="P51"><text:span text:style-name="T16">–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1"/>
      <text:p text:style-name="P51">Чёрт.</text:p>
      <text:p text:style-name="P51"/>
      <text:p text:style-name="P51"><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6">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6">– </text:span>Ты как, в порядке? Анон? <text:span text:style-name="T16">– п</text:span>егаска озабоченно потрогала меня за плечо. <text:span text:style-name="T16">–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6">–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8">«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1"/>
      <text:p text:style-name="P51"><text:span text:style-name="T16">– </text:span>Удостоверение личности предъявлять? <text:span text:style-name="T16">– </text:span>осведомился я.</text:p>
      <text:p text:style-name="P51"><text:span text:style-name="T16">– </text:span>Ч-ч-человек А-а-анонимус? <text:span text:style-name="T16">–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6">– </text:span>Будешь смеяться, но именно этим он и занят. Вызывает полицию по телефону, <text:span text:style-name="T16">– </text:span>сообщила пегаска.</text:p>
      <text:p text:style-name="P51"><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6">– </text:span>Оп-па! <text:span text:style-name="T16">– </text:span>пегаска оторвала ухо от двери. <text:span text:style-name="T16">–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6">– </text:span>Сколько у нас времени?</text:p>
      <text:p text:style-name="P51"/>
      <text:p text:style-name="P51">Дэш почесала в затылке.</text:p>
      <text:p text:style-name="P51"><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6">–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6">–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6">– “</text:span>Портативный магоэнергетический ускоритель «<text:span text:style-name="T20">Psyntel Rari2+ DDR</text:span>»,<text:span text:style-name="T16"> </text:span>демо-прототип<text:span text:style-name="T16">”, – </text:span>прочитал я на бирке. <text:span text:style-name="T16">– </text:span>Оно!</text:p>
      <text:p text:style-name="P51"/>
      <text:p text:style-name="P51">Снаружи послышался вой сирены и цокот множества копыт.</text:p>
      <text:p text:style-name="P51"><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6">– </text:span>Это твои двадцать минут? <text:span text:style-name="T16">– </text:span>возмутился я. <text:span text:style-name="T16">– </text:span>Да ещё и десяти не прошло!</text:p>
      <text:p text:style-name="P51">Дэш вымучено развела копытами.</text:p>
      <text:p text:style-name="P51"/>
      <text:p text:style-name="P51"><text:span text:style-name="T16">– Человек</text:span> Анонимус, здание окружено! Мы знаем, что ты внутри! Выходи добровольно, или будешь взят силой! <text:span text:style-name="T16">–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6">–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6">– </text:span>Ну уж фигушки. Я тебя тут не оставлю.</text:p>
      <text:p text:style-name="P51"><text:soft-page-break/><text:span text:style-name="T16">– </text:span>Дэш! <text:span text:style-name="T16">– </text:span>взмолился я. <text:span text:style-name="T16">–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6">– Н</text:span>е тупи! <text:span text:style-name="T16">– </text:span>упрямо мотнула головой пегаска. <text:span text:style-name="T16">–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6">– </text:span>Быстро за мной! <text:span text:style-name="T16">–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6">– Ю-</text:span>хууу<text:span text:style-name="T16">!!!</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6">–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6">–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6">– </text:span>Ты чего на меня так уставился? <text:span text:style-name="T16">– </text:span>подозрительно спросила пегаска.</text:p>
      <text:p text:style-name="P51"><text:span text:style-name="T16">– </text:span>Да так… Не ожидал, что ты такая…</text:p>
      <text:p text:style-name="P51"><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6">– </text:span>Ну, теперь действуй! — я положил рубины в кошелёк, повесил его пегаске на шею и вдруг, сам для себя неожиданно, обнял её худенькое тело. <text:span text:style-name="T16">–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6">– </text:span>Ты! Не! По! Нял! Те! Бе! Не! Льзя! Тут! Ос! Та! ВАТЬСЯ!!! <text:span text:style-name="T16">–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6">–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6">–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6">–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6">–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6">– </text:span>А это у нас кто? Гм-м. Пегаска. Вот так раз! Рэйнбоу Дэш! Какими судьбами?</text:p>
      <text:p text:style-name="P51"><text:span text:style-name="T16">– </text:span>ТРИКСИ! <text:span text:style-name="T16">– <text:s/></text:span>фейсхуфнула Дэш. <text:span text:style-name="T16">– </text:span>Во имя Селестии, ЧТО ты тут делаешь?!!</text:p>
      <text:p text:style-name="P51"><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6">–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1"><text:span text:style-name="T16">– </text:span>Трикси! Не смей! У нас мегаважное задание! Нам нужно вернуться в Понивилль во что бы то ни стало! <text:span text:style-name="T16">– </text:span>пегаска извивалась изо всех сил, пытаясь выбраться из магического захвата.</text:p>
      <text:p text:style-name="P51"><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6">– </text:span>Ей ведь нельзя рассказывать, да?</text:p>
      <text:p text:style-name="P51"><text:span text:style-name="T16">– </text:span>Нельзя, <text:span text:style-name="T16">– </text:span>подтвердил я. <text:span text:style-name="T16">–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6">–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6">– </text:span>ОГО!</text:p>
      <text:p text:style-name="P51">Единорожка аж села на крыльцо от удивления.</text:p>
      <text:p text:style-name="P51"/>
      <text:p text:style-name="P51"><text:span text:style-name="T16">–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6">– Т</text:span>ут Великая и Могучая Трикси впервые даёт представление в Кантерлоте, <text:span text:style-name="T16">– </text:span>отвлеклась от раздумий единорожка. <text:span text:style-name="T16">– </text:span>А вот тут мы успешно демонстрируем наш самый первый фокус!</text:p>
      <text:p text:style-name="P51"><text:span text:style-name="T16">– </text:span>А это, <text:span text:style-name="T16">– </text:span>оживилась единорожка, <text:span text:style-name="T16">–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6">– </text:span>Как бы то ни было, <text:span text:style-name="T16">– </text:span>единорожка смерила меня взглядом, <text:span text:style-name="T16">–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6">– </text:span>Не пойдёт! <text:span text:style-name="T16">– </text:span>заявил я. <text:span text:style-name="T16">– </text:span>Я уже сказал, это тайна. Мне добавить нечего.</text:p>
      <text:p text:style-name="P51"><text:span text:style-name="T16">– </text:span>Да неужели? <text:span text:style-name="T16">– </text:span>захлопала ресницами Трикси. <text:span text:style-name="T16">–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6">– </text:span>Трикси знала, что мы договоримся, <text:span text:style-name="T16">– </text:span>улыбнулась единорожка.</text:p>
      <text:p text:style-name="P51"/>
      <text:p text:style-name="P51">…</text:p>
      <text:p text:style-name="P38"><text:soft-page-break/></text:p>
      <text:p text:style-name="P51"><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Трикси, куда исчезла принцесса Селестия!</text:p>
      <text:p text:style-name="P51"><text:span text:style-name="T16">– </text:span>Так вот почему я не могла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6">–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0">Исчезновение дневной главы диархии: Эквестрия в панике!</text:span>» (статья двухдневной давности).</text:p>
      <text:p text:style-name="P51">«<text:span text:style-name="T30">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0">Да отстаньте же вы от меня! Он сказал, что ест пони, но я этого НЕ ВИДЕЛА!!!</text:span>»).</text:p>
      <text:p text:style-name="P51">«<text:span text:style-name="T30">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0">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6">– </text:span>Прикинь, а? <text:span text:style-name="T16">– </text:span>участливо ткнулась в меня носом Дэш. <text:span text:style-name="T16">– </text:span>Над моими приколами тоже одна я и смеюсь. У<text:span text:style-name="T16"> </text:span>большинства вместо чувства юмора жир на ляжках.</text:p>
      <text:p text:style-name="P51"/>
      <text:p text:style-name="P73">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6">–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3"><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6">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8"/>
      <text:h text:style-name="Heading_20_2" text:outline-level="2">17. <text:span text:style-name="T1">Деградация</text:span></text:h>
      <text:p text:style-name="P98"/>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66">302 пони</text:span><text:span text:style-name="T30">.</text:span></text:p>
      <text:p text:style-name="P51"><text:span text:style-name="T66">250 пони</text:span><text:span text:style-name="T30">.</text:span></text:p>
      <text:p text:style-name="P51"><text:span text:style-name="T66">125 поней</text:span><text:span text:style-name="T30">.</text:span></text:p>
      <text:p text:style-name="P51"><text:span text:style-name="T30">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8"/>
      <text:p text:style-name="P68">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
      <text:p text:style-name="P68">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
      <text:p text:style-name="P68">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8"/>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8"/>
      <text:p text:style-name="P68">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8"/>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Анон. </text:span><text:span text:style-name="T26">Дружба </text:span><text:span text:style-name="T39">—</text:span><text:span text:style-name="T26"> </text:span><text:span text:style-name="T3">э</text:span><text:span text:style-name="T26">то, </text:span><text:span text:style-name="T68">так её </text:span><text:span text:style-name="T3">разэтак</text:span><text:span text:style-name="T68">,</text:span><text:span text:style-name="T26"> магия!</text:span></text:p>
      <text:p text:style-name="P156"/>
      <text:p text:style-name="Standard"><text:span text:style-name="T26">P.S. Мне тебя не хватает. Сильно.</text:span><text:span text:style-name="T60">»</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6">37 пни</text:span></text:p>
      <text:p text:style-name="P76">24пн</text:p>
      <text:p text:style-name="P76">15</text:p>
      <text:p text:style-name="P51"><text:span text:style-name="T30">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66">302 пони</text:span><text:span text:style-name="T30">.</text:span></text:p>
      <text:p text:style-name="P51"><text:span text:style-name="T66">250 пони</text:span><text:span text:style-name="T30">.</text:span></text:p>
      <text:p text:style-name="P51"><text:span text:style-name="T66">125 поней</text:span><text:span text:style-name="T30">.</text:span></text:p>
      <text:p text:style-name="P51"><text:span text:style-name="T30">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61"/>
      <text:p text:style-name="P61">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1">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7">».</text:span> «<text:span text:style-name="T30">Нехватка пегасов-погодников: указ принцессы Луны разрешает набор в погодные команды пегасов с аттестацией по ускоренному курсу</text:span>». «<text:span text:style-name="T30">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30">Криминальный мир: опасный преступник, примат «анонимус», всё ещё на свободе! Награда за поимку возросла до двадцати тысяч!!!</text:span>». «<text:span text:style-name="T30">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7">И товары</text:span> вовсе<text:span text:style-name="T67"> не </text:span>бесплатные<text:span text:style-name="T67">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8">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8"/>
      <text:p text:style-name="P68"><text:s/>В какой-то момент пришло осознание.</text:p>
      <text:p text:style-name="P68"/>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
      <text:p text:style-name="P68">В сиянии проступают очертания предметов. Дверь? Этот предмет называется «дверь»? Кровать? Капельница? Дефибриллятор?</text:p>
      <text:p text:style-name="P68">Я зажмуриваюсь от яркого света люминесцентных ламп. Откуда-то сбоку доносится неприятный зуммер и тихие фразы.</text:p>
      <text:p text:style-name="P68"/>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
      <text:p text:style-name="P68">Я открываю глаза и вижу фигуру в голубом.</text:p>
      <text:p text:style-name="P68"/>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text:p text:style-name="P68">– Больной, как вы себя чувствуете? Вы можете назвать своё имя?</text:p>
      <text:p text:style-name="P68"/>
      <text:p text:style-name="P68">Я закрываю глаза и пытаюсь вспомнить.</text:p>
      <text:p text:style-name="P68"/>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8">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text:p text:style-name="P68">– Ано-о-он! Ано-о-он! Ано-о-он!</text:p>
      <text:p text:style-name="P68"/>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8"/>
      <text:p text:style-name="P68">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8"/>
      <text:p text:style-name="P68">Я открываю глаза и вижу фигуру в голубом.</text:p>
      <text:p text:style-name="P68"/>
      <text:p text:style-name="P51">…</text:p>
      <text:p text:style-name="P51"/>
      <text:p text:style-name="P51">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6">–</text:span> А какой у тебя там был образ жизни?</text:p>
      <text:p text:style-name="P51"><text:span text:style-name="T16">–</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6">–</text:span> Лягать-колотить! Ты сидел в тюрьме? За что тебя посадили?</text:p>
      <text:p text:style-name="P51"><text:span text:style-name="T16">–</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6">–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6">делать крюк</text:span> в сто миль?! Да это ж ещё неделю ходьбы! У нас картошки осталось на день твоими стараниями<text:span text:style-name="T16">!</text:span></text:p>
      <text:p text:style-name="P39"/>
      <text:p text:style-name="P53">Пегаска <text:span text:style-name="T16">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7"> мне</text:span> удалось замазать самые большие щели. За тестовый<text:span text:style-name="T67"> </text:span>получасовый заплыв<text:span text:style-name="T67">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6">,</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7">Я не давал ей повода!</text:span></text:p>
      <text:p text:style-name="P74"/>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но <text:span text:style-name="T67">любили друг друга! И у них </text:span>был<text:span text:style-name="T67"> </text:span>офигенный <text:span text:style-name="T67">секс! </text:span>И это было офигенно круто!<text:span text:style-name="T67"> </text:span>А ты… Ты <text:span text:style-name="T16">—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6">«</text:span>обстоятельство непреодолимой силы<text:span text:style-name="T36">»</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6">– </text:span>Выф-выф-вуф! <text:span text:style-name="T16">– </text:span>возразил я.</text:p>
      <text:p text:style-name="P53"/>
      <text:p text:style-name="P53"><text:soft-page-break/>Отпихнув от лица живот пегаски и выплюнув шерсть, я продолжил.</text:p>
      <text:p text:style-name="P53"><text:span text:style-name="T16">–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6">– </text:span>Бе-бе-бе! <text:span text:style-name="T16">– </text:span>устало передразнила меня Дэш. <text:span text:style-name="T16">– А</text:span>нон! Я <text:span text:style-name="T16">— </text:span>плохая пони, потому что хотела получить то, что мне не принадлежит. Но какой же ты всё-таки глупый! Пойми, смертные <text:span text:style-name="T16">— </text:span>игрушки в копытах вечных. Любимые и оберегае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6">– </text:span>Дэш, я знаю. Просто не могу о ней забыть.</text:p>
      <text:p text:style-name="P53"/>
      <text:p text:style-name="P53">Пегаска тяжело поднялась.</text:p>
      <text:p text:style-name="P53"><text:span text:style-name="T16">– </text:span>Везёт же некоторым, <text:span text:style-name="T16">– </text:span>пробормотала она, раскрывая крылья для просушки.</text:p>
      <text:p text:style-name="P53"/>
      <text:p text:style-name="P53">…</text:p>
      <text:p text:style-name="P53"/>
      <text:p text:style-name="P53"><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6">– </text:span>Это остатки былой славы. Мой институтский рекорд <text:span text:style-name="T16">—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5">– А</text:span><text:span text:style-name="T36">нон, ты весь дрожишь! Тебе надо просушить шерсть. </text:span>Снимай-ка одежду! <text:span text:style-name="T16">–</text:span> <text:span text:style-name="T1">с</text:span>командовала <text:span text:style-name="T1">вдруг</text:span> Дэш.</text:p>
      <text:p text:style-name="P1"><text:span text:style-name="T16">–</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6">–</text:span> Куда это ты спрятался? <text:span text:style-name="T16">–</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oft-page-break/><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text:span text:style-name="T1">исповедываться</text:span>,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А под конец сорвать штаны и…” <text:span text:style-name="T16">–</text:span> вот я и хочу знать, что “и”?</text:p>
      <text:p text:style-name="P1"/>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6">–</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9">. </text:span><text:span text:style-name="T33">Я не могу навязать тебе чувств…</text:span><text:span text:style-name="T29"> </text:span><text:span text:style-name="T33">Но если бы ты хотя бы согласился на физический контакт. Может быть, этого хватило бы, чтобы ты излечился.</text:span></text:p>
      <text:p text:style-name="P71">…</text:p>
      <text:p text:style-name="P3">Я непонимающе смотрел на пегаску.</text:p>
      <text:p text:style-name="P3">… </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6">–</text:span> Дэш, ты… ?</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6">– </text:span><text:span text:style-name="T1">Я не умею. Неумеха, </text:span><text:span text:style-name="T16">–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32">Ещё мгновение </text:span><text:span text:style-name="T33">—</text:span><text:span text:style-name="T32">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71">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71"/>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6">– </text:span>Хорошо, пусть это будет моей фантазией. А ты правда принимаешь меня?</text:p>
      <text:p text:style-name="P3"><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text:span text:style-name="T1">эмм</text:span>…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6">–</text:span> Я чувствую тебя, <text:span text:style-name="T16">–</text:span> промурлыкала Дэш. <text:span text:style-name="T16">–</text:span> Видишь, это совсем не страшно, что я кобылк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6">–</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6">–</text:span> …чтобы поднять в воздух вес своего тела и ещё примерно такой же. Это мне Твайлайт сказала…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6">–</text:span> <text:span text:style-name="T1">Анон</text:span>, не издевайся, <text:span text:style-name="T16">–</text:span> пегаска нервно хихикнула и вдруг стала нежно, кончиками губ, жевать мочку моего уха. <text:span text:style-name="T16">–</text:span> Я не-мо-гу <text:span text:style-name="T1">ду-мать</text:span> в та-ком… <text:span text:style-name="T1">м-м-м…</text:span>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6">–</text:span> Про меня таки забыли. Отлично.</text:p>
      <text:p text:style-name="P53"><text:span text:style-name="T16">–</text:span> Не уверена, <text:span text:style-name="T16">–</text:span> <text:s/>Дэш почесала затылок. <text:span text:style-name="T16">–</text:span> Там на столбах повсюду висят объявления. За твою голову предлагают пятьдесят тысяч.</text:p>
      <text:p text:style-name="P53"><text:span text:style-name="T16">–</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6">– </text:span>Твайлайт, привет! Мы вернулись! <text:span text:style-name="T16">–</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6">– К</text:span>АКОГО ХУЯ?!! Твайлайт, ёб твою пони-мать, ты чего творишь? <text:span text:style-name="T16">– </text:span>я вцепился в ручку двери.</text:p>
      <text:p text:style-name="P53"><text:span text:style-name="T16">– </text:span>Твайли, ты чего? <text:span text:style-name="T16">– </text:span>брыкалась Дэш. <text:span text:style-name="T16">– </text:span>Немедленно опусти меня на пол!</text:p>
      <text:p text:style-name="P53"><text:span text:style-name="T16">– </text:span>Извини, Дэши, <text:span text:style-name="T16">– </text:span>скороговоркой бормотала лавандовая единорожка, нервно хихикая, <text:span text:style-name="T16">–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6">– </text:span>Не беспокойся, Анон-с-вероятностью-пятьдесят-процентов, больно не будет. Не должно быть, во всяком случае, <text:span text:style-name="T16">– </text:span>единорожка суетилась, закрепляя мои руки и ноги в браслетах. <text:span text:style-name="T16">–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6">–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span text:style-name="T16">-</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6">– </text:span>Твайлайт, не смей! <text:span text:style-name="T16">– </text:span>хриплым от ужаса голосом прошептал я. <text:span text:style-name="T16">– </text:span>Я тебе потом сниться буду!</text:p>
      <text:p text:style-name="P53"><text:span text:style-name="T16">–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6">–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6">– О</text:span>у! <text:span text:style-name="T67">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6">– </text:span>Хрен-то тебе зачем? <text:span text:style-name="T16">– </text:span>с бессильной злостью спросил я. <text:span text:style-name="T16">– </text:span><text:span text:style-name="T67">Т</text:span>ы собираешься устроить филиал порнхаба для пони-извращенцев?</text:p>
      <text:p text:style-name="P53"><text:span text:style-name="T16">–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6">–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6">– </text:span>А если попроще?</text:p>
      <text:p text:style-name="P53"><text:span text:style-name="T16">– </text:span>Если ты — клон, то превратишься в исходные десять-пятнадцать килограммов песка. Как и все предыдущие, хи-хи,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3"><text:span text:style-name="T16">–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6">–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6">–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6">– </text:span>А-А-А-А-А-А!!!</text:p>
      <text:p text:style-name="P53"/>
      <text:p text:style-name="P59">***</text:p>
      <text:p text:style-name="P59"/>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6">– </text:span>Никогда, слышишь, никогда больше не смей подымать меня…</text:p>
      <text:p text:style-name="P53"><text:span text:style-name="T16">– </text:span>Откуда я знала, что магический резонанс так среагирует на…</text:p>
      <text:p text:style-name="P53"/>
      <text:p text:style-name="P53"><text:span text:style-name="T16">– А</text:span>нон? <text:span text:style-name="T16">– </text:span>пегаска заметила, что я открыл глаза. <text:span text:style-name="T16">– </text:span>Ты в порядке?</text:p>
      <text:p text:style-name="P53">Я издал нечто среднее между брачным рёвом лося и стоном умирающего слона.</text:p>
      <text:p text:style-name="P53"/>
      <text:p text:style-name="P53"><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3"/>
      <text:p text:style-name="P59">***</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6">–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6">– Н</text:span>е умничай, сахарок! Што ты имеешь ввиду под «крупной энергомагической вспышкой»? <text:span text:style-name="T16">– </text:span>почесала в затылке Эпплджек. <text:span text:style-name="T16">– </text:span>Нам хватит ведра воды, штоб её потушить?</text:p>
      <text:p text:style-name="P53"><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6">– </text:span>Ты хорошо подумала? <text:span text:style-name="T16">– в</text:span>торила ей Рэйнбоу Дэш. <text:span text:style-name="T16">– </text:span>В Эквестрии десятки таких городов, как Понивилль! Мы не можем махнуть на них крылом!</text:p>
      <text:p text:style-name="P53"><text:span text:style-name="T16">– </text:span>Тебе-то на Понивилль точно махать! <text:span text:style-name="T16">– </text:span>огрызнулась фермерша. <text:span text:style-name="T16">– Т</text:span>вой дом, поди, не зацепит!</text:p>
      <text:p text:style-name="P53"><text:span text:style-name="T16">– </text:span>Что ты сказала? А ну, повтори?! <text:span text:style-name="T16">– </text:span>взвилась пегаска.</text:p>
      <text:p text:style-name="P53"><text:span text:style-name="T16">– </text:span>Не ссорьтесь, девчонки, <text:span text:style-name="T16">– </text:span>встрял я. <text:span text:style-name="T16">– </text:span>Ничем рисковать не придётся. У меня есть другой вариант. Я ещё в Фетлоке о нём вспомнил.</text:p>
      <text:p text:style-name="P53"/>
      <text:p text:style-name="P53"><text:span text:style-name="T16">– </text:span>Ась?</text:p>
      <text:p text:style-name="P53"><text:span text:style-name="T16">– </text:span>Что?</text:p>
      <text:p text:style-name="P53"><text:span text:style-name="T16">– </text:span>Какой? <text:span text:style-name="T16">– </text:span>разом <text:span text:style-name="T16">о</text:span>бернулась ко мне компания.</text:p>
      <text:p text:style-name="P53"/>
      <text:p text:style-name="P53"><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3"><text:span text:style-name="T16">–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6">– Л</text:span>ягать! <text:span text:style-name="T16">– </text:span>сморщилась Эпплджек. <text:span text:style-name="T16">– </text:span>У меня после ожерелья Честности в башке гудит, што после маковского сидра!</text:p>
      <text:p text:style-name="P53"><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6">– </text:span>Рэр, иногда лучше жевать, чем говорить. Вот честно!</text:p>
      <text:p text:style-name="P53"><text:span text:style-name="T16">– </text:span>Как пожелаешь! Анон,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6">– </text:span>Они лежали в нагрудном кармане рубашки.</text:p>
      <text:p text:style-name="P53"/>
      <text:p text:style-name="P53">Твайлайт отвлеклась от доски.</text:p>
      <text:p text:style-name="P53"><text:span text:style-name="T16">–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6">– </text:span>Вот, прибрался малёхо. Но с потолка сажу ещё не успел отчистить, там стремянка нужна.</text:p>
      <text:p text:style-name="P53"><text:soft-page-break/><text:span text:style-name="T16">– </text:span>Спайки-Вайки, не выкидывай одежду, пожалуйста. В ней должны быть рубины.</text:p>
      <text:p text:style-name="P53"><text:span text:style-name="T16">– </text:span>Какие ещё рубины? <text:span text:style-name="T16">– </text:span>переспросил Спайк и зажевал быстрее.</text:p>
      <text:p text:style-name="P53"><text:span text:style-name="T16">–</text:span> Резонаторные! <text:span text:style-name="T16">–</text:span> холодея, ответил я. <text:span text:style-name="T16">– </text:span>В кармане рубашки должны лежать четыре кристалла.</text:p>
      <text:p text:style-name="P53"><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26"/>
      <text:p text:style-name="P53">…</text:p>
      <text:p text:style-name="P53"/>
      <text:p text:style-name="P53"><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6">– К</text:span>акой-то неправильный у Нон-нона смех! <text:span text:style-name="T16">– </text:span>голос Пинки был еле слышен из-под наваленных на меня подушек. <text:span text:style-name="T16">–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6">– Н</text:span>он-нон? Ты сейчас правильный, или нет?</text:p>
      <text:p text:style-name="P53"><text:span text:style-name="T16">– А</text:span>нон, ты как? Тебе уже лучше? <text:span text:style-name="T16">– </text:span>в прямоугольнике появилась голова Рэйнбоу Дэш.</text:p>
      <text:p text:style-name="P53"><text:span text:style-name="T16">– </text:span>Фигурально выражаясь, ты в себе? <text:span text:style-name="T16">– </text:span>вклинилась между ними Твайлайт Спаркл.</text:p>
      <text:p text:style-name="P53"><text:span text:style-name="T16">– </text:span>Столько ругательств на одном дыхании я не слышала даже от бабули, когда она зацепилась за порог амбара и перевернула поднос с пирогами! <text:span text:style-name="T16">–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6">– </text:span>Отпустите. Я уже правильный, <text:span text:style-name="T16">–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3"><text:span text:style-name="T16">– </text:span>Спайк!!! Немедленно… <text:s/>сбегай к Кейкам за выпечкой! Нам всем нужно успокоиться!</text:p>
      <text:p text:style-name="P53"><text:span text:style-name="T16">– </text:span>Уже бегу!</text:p>
      <text:p text:style-name="P53"/>
      <text:p text:style-name="P59">***</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6">– </text:span>Ты точно знаешь, што делаешь? Мне бы не хотелось, чтоб от Понивилля остались одни головешки.</text:p>
      <text:p text:style-name="P53"><text:span text:style-name="T16">– </text:span>Не беспокойся, у меня всё просчитано. Я уверена, я подчёркиваю, я абсолютно уверена в безопасности эксперимента!</text:p>
      <text:p text:style-name="P53"><text:span text:style-name="T16">– </text:span>Ой, што-то мне нехорошо становится, когда ты так говоришь!</text:p>
      <text:p text:style-name="P53"><text:span text:style-name="T16">– М</text:span>не, к-к-кажется, нужно пойти п-п-покормить Энджела… Я, эмм, скоро вернусь…</text:p>
      <text:p text:style-name="P53"><text:span text:style-name="T16">– </text:span>Флатти, мы же договаривались! Это абсолютно, я подчёркиваю, абсолютно безопасно!</text:p>
      <text:p text:style-name="P53"><text:span text:style-name="T16">– </text:span>Т-т-ты и в прошлый раз так же г-г-говорила… Я… Я не могу… Я просто не могу…</text:p>
      <text:p text:style-name="P53"><text:span text:style-name="T16">– </text:span>Флатти!</text:p>
      <text:p text:style-name="P53"><text:span text:style-name="T16">–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6">– </text:span>НЕТ! Я… Я согласна! Только, эмм, завяжите мне глаза, пожалуйста…</text:p>
      <text:p text:style-name="P53"><text:span text:style-name="T16">–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6">–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text:span text:style-name="T84">П</text:span>ровале. «Добро пожаловать в Понивилль» — вещает покосившийся столбик на краю пропасти. <text:span text:style-name="T84">П</text:span>окрытая трещинами равнина простирается от края и до края. Справа её однообразие ломает пик кантерлотской скалы.</text:p>
      <text:p text:style-name="P54"/>
      <text:p text:style-name="P53">Я вглядываюсь в далёкую вершину.</text:p>
      <text:p text:style-name="P53"/>
      <text:p text:style-name="P54"><text:span text:style-name="T84">С</text:span>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3"/>
      <text:p text:style-name="P53">Мгновение — и я стою на <text:span text:style-name="T104">улице</text:span>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162"/>
      <text:p text:style-name="P163"><text:soft-page-break/>Душу всколыхнуло пробудившееся воспоминание. Я направляюсь в парк, постепенно ускоряясь. Звук шагов </text:p>
      <text:p text:style-name="P163"/>
      <text:p text:style-name="P163"/>
      <text:p text:style-name="P163"/>
      <text:p text:style-name="P163"/>
      <text:p text:style-name="P163"/>
      <text:p text:style-name="P163"/>
      <text:p text:style-name="P163"/>
      <text:p text:style-name="P53">Дорога в верхний город обрывается в пропасть. <text:span text:style-name="T85">Провал разделяет Кантерлот на две неравных части.</text:span> Огрызок дворца — башня Луны — одиноко высится на другом краю <text:span text:style-name="T86">пропасти</text:span>. <text:s/>Пульсирующие <text:span text:style-name="T85">нити</text:span> света <text:span text:style-name="T85">опутывают</text:span> мир из её вершины. Через <text:span text:style-name="T85">П</text:span>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text:span><text:span text:style-name="T10">Её Высочество, </text:span><text:span text:style-name="T9">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1">Когорта <text:span text:style-name="T5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text:span><text:span text:style-name="T12">деградации</text:span><text:span text:style-name="T9">: </text:span><text:span text:style-name="T11">груммингтонское пятно магической деградации </text:span><text:span text:style-name="T9">ожидаемо сомкнул</text:span><text:span text:style-name="T11">о</text:span><text:span text:style-name="T9">сь с </text:span><text:span text:style-name="T11">пятном</text:span><text:span text:style-name="T9"> у Додж Сити. Отказавшимся от эвакуации пони грозит </text:span><text:span text:style-name="T13">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74"/>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и захлопываю двери на балкон.</text:p>
      <text:p text:style-name="P53"><text:span text:style-name="T16">– </text:span>А-а-а, ты всё-таки пришёл… <text:span text:style-name="T16">– </text:span>шелестит скрипучий голос за моей спиной.</text:p>
      <text:p text:style-name="P53"/>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
      <text:p text:style-name="P53"><text:soft-page-break/><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60">Смех скелета похож на кашель.</text:p>
      <text:p text:style-name="P60"/>
      <text:p text:style-name="P53"><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6">– </text:span>ТЫ НИЧЕГО НЕ УЗНАЕШЬ!!! <text:span text:style-name="T91">ТЫ НИЧЕГО НЕ СМОЖЕШЬ!!!</text:span></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7"><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7">Первую попытку Мы с Сел и Твайлайт провалили. <text:span text:style-name="T97">Неправильно выбрали место…</text:span> <text:span text:style-name="T97">Но нам нужна магия больше жизни, мы развоплощаемся без неё</text:span>… <text:span text:style-name="T97">И вот мы собираем оставшиеся силы, прорываемся в развалины нашего Дома и творим заклинание во второй раз. И «Последний Шанс»</text:span> вместо сверхаликорна приз<text:span text:style-name="T97">ы</text:span>ва<text:span text:style-name="T97">ет</text:span> шута из гротескного обезьяньего мирка!.. <text:span text:style-name="T98">О, Мы ценим тонкий юмор и наверняка смеялись бы до упаду по возвращению в Кантерлот, не потеряй Мы тогда Кимеринна!</text:span></text:p>
      <text:p text:style-name="P56">Доволен? Вот что ты узнал своим экспериментом! Твайлайт зря старалась…</text:p>
      <text:p text:style-name="P55"/>
      <text:p text:style-name="P53">Луна <text:span text:style-name="T92">снова </text:span>закашливается едким смехом и отпивает из вазы, стоящей на полу рядом с матрацем. <text:span text:style-name="T92">На кромке вазы остаётся кровавый след.</text:span></text:p>
      <text:p text:style-name="P39"/>
      <text:p text:style-name="P53"><text:span text:style-name="T16">– </text:span>Открой балкон<text:span text:style-name="T92">ные двери, примат</text:span>. Мы призвали Найтмэр, чтобы подольше продержаться. Этой сучке из племени <text:span text:style-name="T93">В</text:span>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text:span text:style-name="T94">П</text:span>ровале у башни. <text:span text:style-name="T99">Далеко в равнине с</text:span> глухим рокотом проваливается в пропасть <text:span text:style-name="T99">участок земли</text:span>, со всех сторон окаймлённый <text:span text:style-name="T94">разломами</text:span>.</text:p>
      <text:p text:style-name="P53"/>
      <text:p text:style-name="P53"><text:span text:style-name="T16">–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6">–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6">– </text:span>Но что в Нашей власти — так это вышвырнуть тебя отсюда!</text:p>
      <text:p text:style-name="P53"><text:soft-page-break/>Я снова отступаю. Я помню, что балкон метра три в ширину и без перил. И хоть я осознаю, что это сон, мне страшно до онемения. <text:span text:style-name="T95">Умирать не хочется даже во сне!</text:span></text:p>
      <text:p text:style-name="P53"/>
      <text:p text:style-name="P53"><text:span text:style-name="T16">– </text:span>Призвав тебя сюда, мы потратили последние силы. Которыми можно было поддерживать Эквестрию ещё долгие годы!</text:p>
      <text:p text:style-name="P53">Шаг назад.</text:p>
      <text:p text:style-name="P53"/>
      <text:p text:style-name="P53"><text:span text:style-name="T16">– </text:span>Кимеринн погиб, чтобы ты жил!</text:p>
      <text:p text:style-name="P53">Шаг назад.</text:p>
      <text:p text:style-name="P53"/>
      <text:p text:style-name="P53"><text:span text:style-name="T16">– </text:span>Се<text:span text:style-name="T96">стра</text:span> <text:span text:style-name="T96">утратила магию</text:span> и развоплотилась из-за тебя!</text:p>
      <text:p text:style-name="P53">Шаг назад.</text:p>
      <text:p text:style-name="P53"/>
      <text:p text:style-name="P53"><text:span text:style-name="T16">– </text:span>С<text:span text:style-name="T100">к</text:span>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Магический разряд пронзает грудь <text:span text:style-name="T100">паутиной</text:span>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9">***</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text:span text:style-name="T101">вдоль</text:span>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53"/>
      <text:p text:style-name="P74">Я <text:span text:style-name="T1">продолжаю движение</text:span>. <text:span text:style-name="T101">Вот я п</text:span><text:span text:style-name="T1">рохожу </text:span><text:span text:style-name="T15">границу</text:span><text:span text:style-name="T1">, </text:span><text:span text:style-name="T15">у</text:span><text:span text:style-name="T1"> которо</text:span><text:span text:style-name="T15">й</text:span><text:span text:style-name="T1"> исчезла единорожка.</text:span> В ушах возникает звон<text:span text:style-name="T1">.</text:span></text:p>
      <text:p text:style-name="P53"/>
      <text:p text:style-name="P53">Ближе.</text:p>
      <text:p text:style-name="P53"/>
      <text:p text:style-name="P53"><text:span text:style-name="T101">Т</text:span>ело ощуща<text:span text:style-name="T101">ет</text:span> дискомфорт от низкочастотной вибрации, как будто рядом проходит поезд.</text:p>
      <text:p text:style-name="P53"/>
      <text:p text:style-name="P53"><text:soft-page-break/>Ещё ближе.</text:p>
      <text:p text:style-name="P53"/>
      <text:p text:style-name="P53">Учащённо дышу, чтобы не потерять сознание. Слабые шорохи <text:span text:style-name="T101">от одежды </text:span>отдаются в ушах гулким скрежетом. Звук дыхания и биение сердца создают отчётливый объёмный фон.</text:p>
      <text:p text:style-name="P53"/>
      <text:p text:style-name="P53">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6">– </text:span>Ты ведь вернёшься в Эквестрию? Не говори им, что увидел там! <text:span text:style-name="T16">– </text:span>жеребёнок машет в сторону экрана. Её голос слышится глухо, как через подушку. <text:span text:style-name="T16">–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6">–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text:span text:style-name="T102">Великое </text:span>Откровение сковывает печалью моё сердце, мне становится трудно дышать. Картинка плывёт у меня перед глазами. Я успеваю заметить <text:span text:style-name="T102">в</text:span> очереди высокую светлую фигуру с сияющим ореолом гривы, окружённую ищущими поддержки пони, после чего сознание гаснет.</text:p>
      <text:p text:style-name="P74"/>
      <text:p text:style-name="P59">***</text:p>
      <text:p text:style-name="P59"/>
      <text:p text:style-name="P1"><text:span text:style-name="T16">–</text:span> А<text:span text:style-name="T1">нон?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text:span text:style-name="T103">в</text:span>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3"><text:soft-page-break/></text:p>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pan text:style-name="T16">– </text:span>Ну што? Увидел што-нибудь, сахарок?</text:p>
      <text:p text:style-name="P53">Пони уставились на меня с надеждой.</text:p>
      <text:p text:style-name="P53"/>
      <text:p text:style-name="P53"><text:span text:style-name="T16">– </text:span>Да.</text:p>
      <text:p text:style-name="P53">Откровение давило на психику как тонна кирпичей. Я не знал, что им сказать. Я не мог.</text:p>
      <text:p text:style-name="P53"/>
      <text:p text:style-name="P53"><text:span text:style-name="T16">– П</text:span>ревосходно!</text:p>
      <text:p text:style-name="P53"><text:span text:style-name="T16">– </text:span>Это просто супер-дупер-здоровски-потрясно!</text:p>
      <text:p text:style-name="P53"><text:span text:style-name="T16">– </text:span>Йей!</text:p>
      <text:p text:style-name="P53"><text:span text:style-name="T16">– </text:span>Ю-ху!</text:p>
      <text:p text:style-name="P53"><text:span text:style-name="T16">– О</text:span>фигенно! Мы победили! Анон, ты молодец!</text:p>
      <text:p text:style-name="P53"><text:span text:style-name="T16">–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6">– </text:span>Эмм? И что же ты увидел? <text:span text:style-name="T16">– </text:span>не выдержала Твайлайт.</text:p>
      <text:p text:style-name="P53"><text:span text:style-name="T16">–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6">– </text:span>Да ладно! Кончай прикалываться, Анон, мы же ждём! Шутка зачлась!</text:p>
      <text:p text:style-name="P53"><text:span text:style-name="T16">– </text:span>Не могу!!!</text:p>
      <text:p text:style-name="P53"/>
      <text:p text:style-name="P53">…</text:p>
      <text:p text:style-name="P53"/>
      <text:p text:style-name="P53">Молчание прервала Эпплджек.</text:p>
      <text:p text:style-name="P53"><text:span text:style-name="T16">–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6">– Анон</text:span>, ты чего? <text:span text:style-name="T16">– </text:span>прошептала она. <text:span text:style-name="T16">–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text:span text:style-name="T103">з</text:span>а вас. Не вините меня, пожалуйста, мне и так плохо.</text:p>
      <text:p text:style-name="P53"/>
      <text:p text:style-name="P53"><text:soft-page-break/>Тишина сменилась гулом голосов. Пони вполголоса обсуждали ситуацию, посматривая на меня и почёсывая в затылках.</text:p>
      <text:p text:style-name="P53"/>
      <text:p text:style-name="P53"><text:span text:style-name="T16">– </text:span>Конски яблоки! Вот это поворот! А мне так хотелось узнать, што за нечисть тут орудует!</text:p>
      <text:p text:style-name="P53"><text:span text:style-name="T16">–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6">–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text:span text:style-name="T103">Я — за! </text:span>Это было бы лю-бо-пыт-но!</text:p>
      <text:p text:style-name="P53"><text:span text:style-name="T16">– </text:span>Рэр, отвали!</text:p>
      <text:p text:style-name="P53"><text:span text:style-name="T16">– </text:span>Оу, какие страсти! Ладно-ладно, не сердись, дорогая, не мешаю!</text:p>
      <text:p text:style-name="P53"><text:span text:style-name="T16">–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6">–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3"><text:span text:style-name="T16">– </text:span>Ага, вот! Нашла! Анон прав! В «Заклинании Последнего Шанса» есть такое! <text:span text:style-name="T16">– </text:span>единорожка принялась зачитывать отрывок.</text:p>
      <text:p text:style-name="P53"/>
      <text:p text:style-name="P53">…</text:p>
      <text:p text:style-name="P53">«<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8">слишком громко думать. И сообщить способ спасения — означает его разрушить.</text:span>»</text:p>
      <text:p text:style-name="P53">…</text:p>
      <text:p text:style-name="P53"/>
      <text:p text:style-name="P53"><text:span text:style-name="T16">– </text:span>Ты хочешь сказать, если Анон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6">–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8"><text:span text:style-name="T16">– </text:span>Предположим, в коробке заперт кот!</text:p>
      <text:p text:style-name="P160"/>
      <text:p text:style-name="P58"><text:span text:style-name="T24">Н</text:span>арисованный кот упирался лапами в крышку коробки, явно пытаясь выбраться.</text:p>
      <text:p text:style-name="P58"/>
      <text:p text:style-name="P53"><text:soft-page-break/><text:span text:style-name="T16">– </text:span><text:span text:style-name="T24">Также предположим</text:span><text:span text:style-name="T67">, </text:span><text:span text:style-name="T69">что </text:span><text:span text:style-name="T67">кот бессмертен. Также допустим, что кот з</text:span>аколдован<text:span text:style-name="T67"> </text:span>отложенным <text:span text:style-name="T67">заклятие</text:span>м<text:span text:style-name="T67"> Абсолютного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3"><text:span text:style-name="T16">– </text:span>Бедный котик! <text:span text:style-name="T16">– </text:span>прошептала Флаттершай.</text:p>
      <text:p text:style-name="P53"/>
      <text:p text:style-name="P53">Я насторожился, услышав знакомое <text:span text:style-name="T103">название</text:span>.</text:p>
      <text:p text:style-name="P53"/>
      <text:p text:style-name="P53"><text:span text:style-name="T16">– </text:span>Стой! Откуда тебе известно про заклинание Абсолютного Стирания?</text:p>
      <text:p text:style-name="P53"><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3"><text:span text:style-name="T16">– </text:span>Гм. Ну ладно, продолжай.</text:p>
      <text:p text:style-name="P53"><text:span text:style-name="T16">– </text:span>Так вот, по условию эксперимента известно, что вероятность того, что кто-то откроет ящик, ненулевая.</text:p>
      <text:p text:style-name="P53"><text:span text:style-name="T16">– </text:span>И что это означает, дорогая? <text:span text:style-name="T16">– </text:span>спросила Рэрити.</text:p>
      <text:p text:style-name="P53"><text:span text:style-name="T16">– </text:span>Это значит, что кто-нибудь когда-нибудь обязательно откроет его.</text:p>
      <text:p text:style-name="P53"><text:span text:style-name="T16">– </text:span>У меня щас башка лопнет! <text:span text:style-name="T16">– </text:span>пожаловалась Дэш. <text:span text:style-name="T16">– </text:span>Так всё-таки, когда этот ляганный ящик откроют?</text:p>
      <text:p text:style-name="P53"><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6">–</text:span> То есть, ты хошь сказать, што мы все — навроде этого кота, а Анон боится открыть ящик? Штоб мы не исчезли окончательно?</text:p>
      <text:p text:style-name="P53"><text:span text:style-name="T16">–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text:span text:style-name="T16">–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text:span text:style-name="T103">исчезнете</text:span>! Как и многие пони до вас. Я просто уверен в этом. <text:span text:style-name="T103">Чёрный Экран сожрёт вас. </text:span>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soft-page-break/></text:p>
      <text:p text:style-name="P53">…</text:p>
      <text:p text:style-name="P53"/>
      <text:p text:style-name="P53"><text:span text:style-name="T16">– </text:span>Лягать! <text:span text:style-name="T16">– </text:span>выругалась Дэш. <text:span text:style-name="T16">– </text:span>Значит, наши усилия по доставке резонаторов пошли лесом!</text:p>
      <text:p text:style-name="P53"><text:span text:style-name="T16">–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6">– </text:span>Тихо! Спайк, будь добр, сбегай к Кейкам за выпечкой. Нам надо успокоиться. Анон, хоть про Селестию ты нам можешь рассказать?</text:p>
      <text:p text:style-name="P53"><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3"><text:span text:style-name="T16">– А </text:span>как ты узнал… <text:span text:style-name="T16">– </text:span>начала было единорожка, но её перебил напряжённый голос Спайка.</text:p>
      <text:p text:style-name="P53"><text:span text:style-name="T16">– </text:span>Твай! <text:span text:style-name="T16">– </text:span>дракончик стоял в дверях спиной к нам. <text:span text:style-name="T16">–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6">–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3">Мы с пегаской застыли в синем левитационном поле и поплыли к Луне.</text:p>
      <text:p text:style-name="P53"><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6">–</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6">–</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6">–</text:span> ДОВОЛЬНО! НАМ НАДОЕЛА ЭТА НЕПОКОРНОСТЬ! ПОЗНАЙ ГНЕВ ПРИНЦЕССЫ НОЧИ!!!</text:p>
      <text:p text:style-name="P53"><text:span text:style-name="T16">–</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3"><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3"><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3"><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6">– О</text:span>хренеть! <text:span text:style-name="T16">– </text:span>чертыхнулся Спайк. <text:span text:style-name="T16">– </text:span><text:s/>Твай, она создаёт сферу стихий!</text:p>
      <text:p text:style-name="P53"><text:span text:style-name="T16">– </text:span>Вижу! <text:span text:style-name="T16">– </text:span>донёсся голос единорожки из-под потолка. <text:span text:style-name="T16">–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51">Тороид <text:span text:style-name="T5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6">– </text:span>Погоди. У меня есть вариант получше.</text:p>
      <text:p text:style-name="P53">Я вылез из-под шкафа и попрыгал на одной ноге в центр зала.</text:p>
      <text:p text:style-name="P53"><text:soft-page-break/><text:span text:style-name="T16">– </text:span>Стойте! Прекратите! Да остановитесь же!!!</text:p>
      <text:p text:style-name="P53">Аликорница и шестёрка поней уставились на меня.</text:p>
      <text:p text:style-name="P53"><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6">– </text:span>Ты так говоришь,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6">– </text:span>Как ты её назвал? <text:span text:style-name="T16">– </text:span>отвалилась челюсть у аликорницы.</text:p>
      <text:p text:style-name="P53"><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3"><text:span text:style-name="T16">– </text:span>Что? <text:span text:style-name="T16">–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6">–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6">– </text:span>Что тут случилось? Почему все висят в воздухе? И всё вот это?</text:p>
      <text:p text:style-name="P53">Голос Спайка откуда-то из подвала ответил:</text:p>
      <text:p text:style-name="P53"><text:span text:style-name="T16">– </text:span>Потому что Твайлайт остановила время. В радиусе девяти метров, как мне кажется. Или десяти.</text:p>
      <text:p text:style-name="P53"><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oft-page-break/><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6">–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6">–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6">– </text:span>Эмм, я вам подхожу?</text:p>
      <text:p text:style-name="P53"><text:span text:style-name="T16">– </text:span>КТО ТЫ? ПРЕДСТАВЬСЯ!</text:p>
      <text:p text:style-name="P53"><text:span text:style-name="T16">– </text:span>Эмм, Лира Хартстрингс, единорог. Я не то, чтобы маг, моя специализация — музыка…</text:p>
      <text:p text:style-name="P53"><text:span text:style-name="T16">– </text:span>ГОДИТСЯ! ТЫ ВИДИШЬ ТОЧКУ СИНГУЛЯРНОСТИ?</text:p>
      <text:p text:style-name="P53"><text:span text:style-name="T16">– </text:span>Эмм?</text:p>
      <text:p text:style-name="P53">Голос Спайка пояснил:</text:p>
      <text:p text:style-name="P53"><text:span text:style-name="T16">– </text:span>Вон та тёмная точка над лестницей, у которой вся картинка искривляется.</text:p>
      <text:p text:style-name="P53"><text:span text:style-name="T16">– </text:span>Да! Вижу.</text:p>
      <text:p text:style-name="P53"><text:span text:style-name="T16">– </text:span>ТЕПЕРЬ ЛЕВИТИРУЙ ПРИМАТА В ТОЧКУ СИНГУЛЯРНОСТИ.</text:p>
      <text:p text:style-name="P53"><text:span text:style-name="T16">– </text:span>Чего-о-о?!! <text:span text:style-name="T16">– </text:span>возопило моё малое сознание.</text:p>
      <text:p text:style-name="P53"><text:span text:style-name="T16">– </text:span>Эмм… Зачем? <text:span text:style-name="T16">– вторила мне Лира.</text:span></text:p>
      <text:p text:style-name="P53"><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3"><text:span text:style-name="T16">– </text:span>Вы даёте слово, что человеку не будет причинён вред? <text:span text:style-name="T16">– </text:span>голос Лиры обрёл непривычную твёрдость.</text:p>
      <text:p text:style-name="P53"><text:span text:style-name="T16">– </text:span>КАК ТЫ СМЕЕШЬ СОМНЕВАТЬСЯ В НАС, СВОЕЙ ПРИНЦЕССЕ?</text:p>
      <text:p text:style-name="P53"><text:span text:style-name="T16">– Я </text:span>не сомневаюсь в вас, Ваше Высочество… Потому и требую слова!</text:p>
      <text:p text:style-name="P53"><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6">– </text:span>Ну, блядь, спасибо! <text:span text:style-name="T16">– </text:span>подумал я.</text:p>
      <text:p text:style-name="P53"><text:soft-page-break/><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6">–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6">– </text:span>Давай по-порядку. <text:span text:style-name="T16">– о</text:span>становила меня Луна. <text:span text:style-name="T16">–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6">– </text:span>Наш мир покидает магия. Это уже ни для кого не секрет. Всех ждёт один из двух концов. <text:span text:style-name="T89">Некоторые</text:span> дичают — постепенно теря<text:span text:style-name="T87">ю</text:span>т разум и станов<text:span text:style-name="T87">я</text:span>тся неотличим<text:span text:style-name="T87">ы</text:span> от животного. Леса на западе от Филлидельфии полны диких пони — там находится крупнейш<text:span text:style-name="T87">ее</text:span> <text:span text:style-name="T87">пятно магической деградации</text:span>. Но большинство просто исчеза<text:span text:style-name="T88">е</text:span>т без следа, утратив всю магию. По некоторым оценкам, за последние два года Эквестрия лишилась <text:span text:style-name="T87">десятой</text:span>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6">– Ч</text:span>то? Остатки магии? <text:span text:style-name="T16">–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6">– </text:span>Теперь ты понимаешь, почему Мы виним тебя в развоплощении сестры?</text:p>
      <text:p text:style-name="P53"><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3">Луна пристально взглянула на меня и понимающе склонила голову.</text:p>
      <text:p text:style-name="P53"><text:span text:style-name="T16">– </text:span>Мы знаем, иногда так бывает. Продолжай.</text:p>
      <text:p text:style-name="P53"><text:span text:style-name="T16">–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6">– </text:span>Да, помним.</text:p>
      <text:p text:style-name="P53"><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6">–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6">– </text:span>Нечто вроде. Они точно не погибают, я это видел. Просто переносятся туда и превращаются в людей. <text:span text:style-name="T90">Исчезновение</text:span> — не значит смерть.</text:p>
      <text:p text:style-name="P53">Единорожка успокаивающе произнесла:</text:p>
      <text:p text:style-name="P53"><text:span text:style-name="T16">–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6">– </text:span>Ты что-то недоговариваешь. <text:span text:style-name="T16">– </text:span>шепнула Лу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6">–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6">–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3">Луна сморщила нос при этих словах, но всё же кивнула.</text:p>
      <text:p text:style-name="P53"><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6">– </text:span>Я приглашу их. Они не откажутся.</text:p>
      <text:p text:style-name="P53"><text:span text:style-name="T16">– </text:span>Что ж, ещё одной проблемой меньше. Теперь нужно решить, как найти Сел. Кто-то должен отправиться за ней.</text:p>
      <text:p text:style-name="P53"><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3"><text:span text:style-name="T16">– </text:span>А если…</text:p>
      <text:p text:style-name="P53"><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6">– </text:span>Остаётся ещё одна проблема. <text:span text:style-name="T16">– </text:span>тихо сказала тёмная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3"><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6">– </text:span>Почему же ты не смогла найти меня с его помощью?</text:p>
      <text:p text:style-name="P53">Аликорница смутилась.</text:p>
      <text:p text:style-name="P53"><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3"><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3"><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3"><text:span text:style-name="T16">– </text:span>А также совместить приятное с полезным. <text:span text:style-name="T16">– </text:span>не удержался я от подколки.</text:p>
      <text:p text:style-name="P48">Луна бросила на меня тяжёлый взгляд.</text:p>
      <text:p text:style-name="P51"><text:span text:style-name="T23">–</text:span> Вот это вряд ли! Сестра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2">–</text:span> Тогда зачем она..?</text:p>
      <text:p text:style-name="P48"><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3">–</text:span> А другие? Они тоже… давали мне потому, что считали меня последним шансом?</text:p>
      <text:p text:style-name="P51">У аликорницы отвалилась челюсть.</text:p>
      <text:p text:style-name="P51"><text:span text:style-name="T23">–</text:span> Другие? Кто ещё?<text:span text:style-name="T16"> </text:span>С кем ещё у тебя были… отношения?</text:p>
      <text:p text:style-name="P48"><text:span text:style-name="T22">–</text:span> С Рэйнбоу Дэш <text:span text:style-name="T22">–</text:span> ответил я несчастным голосом. <text:span text:style-name="T22">–</text:span> И, может быть, с Пинки.</text:p>
      <text:p text:style-name="P48"><text:span text:style-name="T22">–</text:span> А ты живчик. <text:span text:style-name="T22">–</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2">– Что?!! – с недоверием воскликнула Луна. – Сестра никогда не умела лечить. И сейчас не умеет </text:span><text:span text:style-name="T65">—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22">– О небо! Теперь Мы понимаем, почему она так ослабела! Как это в стиле Сестры </text:span><text:span text:style-name="T65">—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2">– Заместительная терапия </text:span><text:span text:style-name="T6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2">–</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2">–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6">– Анон</text:span>, ты в порядке? <text:span text:style-name="T16">– </text:span>на балкон заглянула Дэш. <text:span text:style-name="T16">–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6">– </text:span>Спасибо, Дэш. Ты настоящий друг.</text:p>
      <text:p text:style-name="P53"><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6">– </text:span>Если отменить праздник, начнутся волнения. <text:span text:style-name="T16">– </text:span>ответила Луна на мой не 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6" text:outline-level="2"><text:span text:style-name="T1">22</text:span>. <text:span text:style-name="T1">Лучший</text:span> Гранд Галопин<text:span text:style-name="T1">г</text:span> Гала <text:span text:style-name="T1">в истории</text:span></text:h>
      <text:p text:style-name="P8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6">– </text:span>Да што ж такое творится-то! Ни в жисть не поверю, чтоб в Кантерлоте пустые дома были! <text:span text:style-name="T16">– </text:span>заявила Эпплджек. <text:span text:style-name="T16">–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6">– </text:span>Какая жалость, что это всё из-за вампирского мира! <text:span text:style-name="T16">– </text:span>пробормотала Рэрити. <text:span text:style-name="T16">–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6">– Анон</text:span>, ты тут? <text:span text:style-name="T16">–</text:span>Дэш просунула нос в дверь, не дожидаясь отклика. <text:span text:style-name="T16">– </text:span>Ага, вот ты где! Я с тобой!</text:p>
      <text:p text:style-name="P53">Она швырнула перемётные сумки мне на постель и пошла к выходу.</text:p>
      <text:p text:style-name="P53"><text:span text:style-name="T16">– </text:span>Ну, чего застрял? Пошли скорее, а то на хавчик опоздаем! <text:span text:style-name="T16">–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6">– </text:span>Располагайтесь. <text:span text:style-name="T16">–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6">–</text:span> всхлипула Дэш.</text:p>
      <text:p text:style-name="P53"><text:span text:style-name="T16">– </text:span>Ну что же вы? Присаживайтесь. <text:span text:style-name="T16">– </text:span>вновь пригласила Луна. <text:span text:style-name="T16">–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text:p>
      <text:p text:style-name="P53"><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митарианец<text:note text:id="ftn17" text:note-class="footnote"><text:note-citation>17</text:note-citation><text:note-body><text:p text:style-name="P151">Митарианец <text:span text:style-name="T57">–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6">–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9"/>
      <text:p text:style-name="P69"><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3">– Сел - Сел… Ну почему ты такая… – пробормотал я сквозь слёзы.</text:p>
      <text:p text:style-name="P53"/>
      <text:p text:style-name="P59">***</text:p>
      <text:p text:style-name="P8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9">***</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9">***</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text:soft-page-break/>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text:soft-page-break/>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83"/>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text:soft-page-break/>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0">7.76</text:span>», сменившись на «<text:span text:style-name="T30">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90"/>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0">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text:soft-page-break/>–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0">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5">—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4"><text:span text:style-name="T16">–</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7">трид</text:span><text:span text:style-name="T1">цать лет, если его сменят через </text:span><text:span text:style-name="T67">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8"><text:span text:style-name="T16">~~~ </text:span>Человек Анонимус Терранский <text:span text:style-name="T16">~~~</text:span></text:p>
      <text:p text:style-name="P78">Паспорт гражданина Эквестрии</text:p>
      <text:p text:style-name="P77">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82">26.07.2143 А.С.</text:p>
      <text:p text:style-name="P53"/>
      <text:h text:style-name="Heading_20_2" text:outline-level="2">24. Навсегда. И всегда.</text:h>
      <text:p text:style-name="P137"/>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1">Центурия <text:span text:style-name="T57">–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7">задней осью </text:span><text:span text:style-name="T1">на табуретку. Я прилаживал ей новое колесо взамен <text:s/>утраченного. </text:span><text:span text:style-name="T67">Ещ</text:span><text:span text:style-name="T1">ё</text:span><text:span text:style-name="T67"> </text:span><text:span text:style-name="T1">немного, и будет как новенькая! В дворцовом гараже среди кучи хлама таки нашлось лопнувшее колесо, которое </text:span><text:span text:style-name="T67">мне удалось</text:span><text:span text:style-name="T1"> отремонтировать — о</text:span><text:span text:style-name="T67">бучение у</text:span><text:span text:style-name="T1"> Норфа не </text:span><text:span text:style-name="T6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7">на </text:span><text:span text:style-name="T1">корпус</text:span><text:span text:style-name="T6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7">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7">о всём мире остались только м</text:span>ы<text:span text:style-name="T6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text:soft-page-break/>Всё что я могу — нести тебя в колеснице по облакам навстречу солнцу.</text:p>
      <text:p text:style-name="P99"/>
      <text:p text:style-name="P48">И прежде чем я успел что-либо осмыслить, из дальнего закутка моей души вырвался ответ.</text:p>
      <text:p text:style-name="P99"/>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99"/>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81"><text:span text:style-name="T1">– Не трожь! – Дэш сердито фыркнула. – </text:span>Меня ослепило солнце! И вообще, не твоё дело!</text:p>
      <text:p text:style-name="P81"><text:s/>Вырвав у меня очки из рук, пегаска развернулась на одном копыте и улетела. Я покачал головой.</text:p>
      <text:p text:style-name="P53"/>
      <text:h text:style-name="Heading_20_2" text:outline-level="2"><text:soft-page-break/>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51">Манипула <text:span text:style-name="T57">– военное подразделение в 200 солдат</text:span></text:p></text:note-body></text:note> пегасов дворцовой стражи и звено Вондерболтов.</text:p>
      <text:p text:style-name="P53"><text:soft-page-break/></text:p>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0">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7">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7">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7">А ч</text:span>то случилось с кракеном?</text:p>
      <text:p text:style-name="P53">– Он провалился в <text:span text:style-name="T67">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6">—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7" text:outline-level="3">Воскресенье</text:h>
      <text:p text:style-name="P48"/>
      <text:p text:style-name="P1">Невесомость, удар, чувство веса. Я открываю глаза.</text:p>
      <text:p text:style-name="P1">Крыша <text:span text:style-name="T33">высотки</text:span><text:span text:style-name="T32"> </text:span>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6">-</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пере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7">Невозможно поверить, но два месяца</text:span><text:span text:style-name="T25"> </text:span><text:span text:style-name="T5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4">***</text:p>
      <text:p text:style-name="P63"/>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6">…</text:p>
      <text:p text:style-name="P96">…</text:p>
      <text:p text:style-name="P96">Конфликт с узлом 5</text:p>
      <text:p text:style-name="P96">…</text:p>
      <text:p text:style-name="P96">…</text:p>
      <text:p text:style-name="P96">Конфликт с узлом 12</text:p>
      <text:p text:style-name="P96">…</text:p>
      <text:p text:style-name="P96">Конфликт с узлом 15</text:p>
      <text:p text:style-name="P96">…</text:p>
      <text:p text:style-name="P96">Конфликт с узлом 17</text:p>
      <text:p text:style-name="P96">…</text:p>
      <text:p text:style-name="P96">…</text:p>
      <text:p text:style-name="P94">Решение.</text:p>
      <text:p text:style-name="P94">…</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7">кликнул по ним правой кнопкой </text:span><text:span text:style-name="T1">мыши</text:span><text:span text:style-name="T67"> и </text:span><text:span text:style-name="T1">выбрал</text:span><text:span text:style-name="T67"> из контекстного меню пункт “Форматировать”.</text:span></text:p>
      <text:p text:style-name="P100"/>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1">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2">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8"><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108">–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8">– Ты его слишком… эмм, упрощаешь. – продолжала Флаттершай. – Вот, взгляни сюда.</text:p>
      <text:p text:style-name="P108">Флаттершай повернула ко мне экран. Мультяшный Дискорд с полными слёз глазами стоял на ледовом катке перед брошенными коньками.</text:p>
      <text:p text:style-name="P108"><text:span text:style-name="T16">–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2">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3"><text:soft-page-break/>Я с удивлением повернулся к притихшей Флаттершай.</text:p>
      <text:p text:style-name="P113">– А как?</text:p>
      <text:p text:style-name="P113">Девушка обхватила себя руками, как будто от холода. Я еле различал её полушёпот.</text:p>
      <text:p text:style-name="P11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8">– А ты в курсе, что твой Дискорд многократно сжигал Селестию живьём? Хороша шутка, обхохочешься! – выпалил я.</text:p>
      <text:p text:style-name="P11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8"><text:span text:style-name="T16">– Это всего лишь твои домыслы. С тем же успехом я могу объяснить это тем, что он </text:span>— злой придурок!</text:p>
      <text:p text:style-name="P118">– Это не мои… эмм…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8">Девушка слабо улыбнулась.</text:p>
      <text:p text:style-name="P118">– Я не сержусь… На Дискорда трудно не злиться… Он так себя ведёт, потому что его это… эмм… <text:s/>забавляет.</text:p>
      <text:p text:style-name="P3"/>
      <text:p text:style-name="P138">***</text:p>
      <text:p text:style-name="P136"/>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3">– Што ты решил, Анон?</text:p>
      <text:p text:style-name="P103">Я пожал плечами.</text:p>
      <text:p text:style-name="P3">– М<text:span text:style-name="T32">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6">…</text:p>
      <text:p text:style-name="P96">Конфликт с узлом 2</text:p>
      <text:p text:style-name="P96">Конфликт с узлом 3</text:p>
      <text:p text:style-name="P96">…</text:p>
      <text:p text:style-name="P96">Конфликт с узлом 5</text:p>
      <text:p text:style-name="P96">…</text:p>
      <text:p text:style-name="P96">…</text:p>
      <text:p text:style-name="P96">Конфликт с узлом 8</text:p>
      <text:p text:style-name="P96">…</text:p>
      <text:p text:style-name="P96">…</text:p>
      <text:p text:style-name="P96">Конфликт с узлом 12</text:p>
      <text:p text:style-name="P96">Конфликт с узлом 13</text:p>
      <text:p text:style-name="P96"><text:soft-page-break/>…</text:p>
      <text:p text:style-name="P96">Конфликт с узлом 16</text:p>
      <text:p text:style-name="P9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2">***</text:p>
      <text:p text:style-name="P71"/>
      <text:p text:style-name="P1">…</text:p>
      <text:p text:style-name="P96">Конфликт с узлом 3</text:p>
      <text:p text:style-name="P96">…</text:p>
      <text:p text:style-name="P96">Конфликт с узлом 6</text:p>
      <text:p text:style-name="P96">Конфликт с узлом 7</text:p>
      <text:p text:style-name="P96">…</text:p>
      <text:p text:style-name="P96">Конфликт с узлом 9</text:p>
      <text:p text:style-name="P96">…</text:p>
      <text:p text:style-name="P96">…</text:p>
      <text:p text:style-name="P96">Конфликт с узлом 11</text:p>
      <text:p text:style-name="P96">Конфликт с узлом 12</text:p>
      <text:p text:style-name="P96">Конфликт с узлом 13</text:p>
      <text:p text:style-name="P96">…</text:p>
      <text:p text:style-name="P96">…</text:p>
      <text:p text:style-name="P96">Конфликт с узлом 16</text:p>
      <text:p text:style-name="P96">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text:soft-page-break/>Nash AI <text:span text:style-name="T16">module </text:span>malfunction. Nash AI module stop…</text:p>
      <text:p text:style-name="P95">Cluster going down in 2 minutes…</text:p>
      <text:p text:style-name="P95">Unloading dictionaries… HDFS malfunction</text:p>
      <text:p text:style-name="P95">Classloader malfunction. Classloader stop…</text:p>
      <text:p text:style-name="P95">Cluster going down in 1 minute…</text:p>
      <text:p text:style-name="P95">Kernel panic</text:p>
      <text:p text:style-name="P92"/>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5">…</text:p>
      <text:p text:style-name="P95">…</text:p>
      <text:p text:style-name="P95">Cluster restarting…</text:p>
      <text:p text:style-name="P95">Zookeeper service initiated. Sending heartbeats to all nodes…</text:p>
      <text:p text:style-name="P95">Classloader start…</text:p>
      <text:p text:style-name="P95">Loading dictionaries…</text:p>
      <text:p text:style-name="P95"><text:span text:style-name="T16">Nash </text:span>AI module start…</text:p>
      <text:p text:style-name="P95">Celest AI submodule found… Acquiring…</text:p>
      <text:p text:style-name="P95">UI module start…</text:p>
      <text:p text:style-name="P95">…</text:p>
      <text:p text:style-name="P93">Перегрузка кластера завершена успешно. Все узлы синхронизированы с мастер-сервером.</text:p>
      <text:p text:style-name="P92"/>
      <text:p text:style-name="P92"><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6">Знаешь, я передумала: мы можем встретиться у тебя вечером, если ты не против. Только ни слова о</text:span>б<text:span text:style-name="T16"> М</text:span>ЛП<text:span text:style-name="T16">,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5"/>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109"><text:span text:style-name="T16">– Анон…</text:span><text:span text:style-name="T1"> Тут окно разбито… И верёвка висит. – пискнула Флаттершай из кухни.</text:span></text:p>
      <text:p text:style-name="P107"><text:span text:style-name="T16">– </text:span><text:span text:style-name="T1">Оставь, Флатти, не сейчас! – отмахнулся я.</text:span></text:p>
      <text:p text:style-name="P108">Эпплджек стояла посреди комнаты и оглядывалась.</text:p>
      <text:p text:style-name="P118"><text:soft-page-break/>– Не нравится мне тут. Чуйка нехорошая…</text:p>
      <text:p text:style-name="P10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7"><text:span text:style-name="T1">На экране ноутбука сверкали </text:span><text:span text:style-name="T36">звёзды на фоне сине-зелёной мглы</text:span><text:span text:style-name="T1">. Я одел наушники и поёрзал мышкой по столу, прогоняя скрин-сэйвер.</text:span></text:p>
      <text:p text:style-name="P118">– Привет, Сел.</text:p>
      <text:p text:style-name="P154">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8"><text:span text:style-name="T16">Я устало улыбнулся аликорнице </text:span>и осторожно закрыл ноутбук, переводя его в спящий режим<text:span text:style-name="T16">.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108"><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8"><text:span text:style-name="T16">– </text:span>А я так хотел продемонстрировать ей класс езды на моноцикле!<text:span text:style-name="T16"> – пожаловался д</text:span>раконикус, ткнув пальцем в лежащий рядом гироскутер<text:span text:style-name="T16">. – Но разве Сахарная Ватка ценит настоящее искусство?</text:span></text:p>
      <text:p text:style-name="P118"/>
      <text:h text:style-name="P165" text:outline-level="2">2<text:span text:style-name="T1">9</text:span>. Отбытие</text:h>
      <text:p text:style-name="P122"/>
      <text:p text:style-name="P108"><text:span text:style-name="T16">– </text:span>Оп-па! – пробормотала Эпплджек. – Нежданчик!</text:p>
      <text:p text:style-name="P108">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8"><text:span text:style-name="T16">– Зато ты, я вижу, времени не терял. – м</text:span>оя рука под прикрытием стола медленно тянулась к тяжёлой фарфоровой кружке, стоящей на краю.</text:p>
      <text:p text:style-name="P108"><text:span text:style-name="T16">– А что? – невинно захлопал глазами драконикус. – Я, между прочим, </text:span>намного раньше тебя <text:span text:style-name="T16">понял, где </text:span>искать<text:span text:style-name="T16"> Солнцезад</text:span>ую<text:span text:style-name="T16">. Ещё у тебя на работе. Признаюсь честно, я был худшего мнения о тебе, Проводник. Не думал, что ты догадаешься. Но ты всё-таки нашёл </text:span>Сахарную <text:span text:style-name="T16">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8">Дискорд обернулся на голос и в этот момент я швырнул в него кружкой и бросился к нему через комнату с занесенным над головой стулом.</text:p>
      <text:p text:style-name="P108">Оглушённый драконикус попытался отъехать на кресле в сторону, но я припёр его стулом к стенке.</text:p>
      <text:p text:style-name="P139">– Эй-Джей, Флатти, хватайте комп и на выход! Я с ним разберусь! Не теряйте вре..!</text:p>
      <text:p text:style-name="P139">– ТЫ ИДИО..!!!</text:p>
      <text:p text:style-name="P139">Дискорд <text:s/>заорал одновременно со мной, прикрываясь от меня руками, когда раздался оглушительный</text:p>
      <text:p text:style-name="P139">… </text:p>
      <text:p text:style-name="P141">БАХ!!!</text:p>
      <text:p text:style-name="P142"><text:soft-page-break/>…</text:p>
      <text:p text:style-name="P13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8">– Чего-о-о??? – ахнула Эпплджек. – Анон, я, канешн, на дух не выношу этого прохвоста, но тут ты малость вожжи попутал. Дискорд — не убийца.</text:p>
      <text:p text:style-name="P108">Дискорд благодарно замычал и так энергично закивал головой, что чуть не проглотил кляп.</text:p>
      <text:p text:style-name="P108">–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8"/>
      <text:p text:style-name="P108">Я раздражённо повернулся к фермерше.</text:p>
      <text:p text:style-name="P108">– А кто, по-твоему, подстроил все эти «несчастные» случаи? Вспомни, как меня чуть не утопил снеговик. Кому ещё это под силу?</text:p>
      <text:p text:style-name="P108">Дискорд возвёл глаза к потолку и завыл. Эпплджек задумалась.</text:p>
      <text:p text:style-name="P10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8">– А зачем тогда ты приложила его книгой? А потом помогла мне его связать? – перебил я фермершу с удивлением.</text:p>
      <text:p text:style-name="P108">Драконикус с натугой наклонил голову к руке, привязанной к подлокотнику, и покрутил пальцем у виска.</text:p>
      <text:p text:style-name="P108">– Потому што ты напал на него. – пожала плечами Эпплджек. – Я и подумала — тебе виднее. И подсобила маленько.</text:p>
      <text:p text:style-name="P108"/>
      <text:p text:style-name="P108">Звук сирены заставил меня броситься к окну. Три полицейские тойоты сверкали мигалками вокруг «Навары», подобно ёлочной гирлянде.</text:p>
      <text:p text:style-name="P108"/>
      <text:p text:style-name="P108">Проклятье!!!</text:p>
      <text:p text:style-name="P108"/>
      <text:p text:style-name="P108">Я схватил ноутбук, сгрёб девушек в охапку и вытолкал их в коридор. В дверях я обернулся к Дискорду.</text:p>
      <text:p text:style-name="P129"><text:span text:style-name="T16">– Слушай меня внимательно, </text:span>засранец — <text:span text:style-name="T16">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9"><text:soft-page-break/>Я повернулся к выходу. Флаттершай проскочила у меня под локтём и кинулась к драконикусу.</text:p>
      <text:p text:style-name="P129"/>
      <text:p text:style-name="P129"><text:span text:style-name="T16">– Нет! Дискорд </text:span>— не убийца!!!</text:p>
      <text:p text:style-name="P129">С необычной для неё силой Флаттершай вытащила кляп изо рта драконикуса.</text:p>
      <text:p text:style-name="P129"><text:span text:style-name="T16">– </text:span>ДА ТЫ СОВСЕМ БАНАНУЛСЯ, ПРОВОДНИЧЁК!!! ВЫ ВСЕ <text:span text:style-name="T16">ИДИОТЫ </text:span>(все, кроме Флаттершай)<text:span text:style-name="T16">!!! – заорал Дискорд моментально. – <text:s/>Е</text:span>сли я убийца, то ты — жрёшь пони на завтрак, обед и полдник! Дебилы!! Т<text:span text:style-name="T16">рон Эквестрии </text:span>мне <text:span text:style-name="T16">и с доплатой не нужен, я сдыхался этой нудной работёнки тысячи лет назад, чему счастлив безумно!!!</text:span></text:p>
      <text:p text:style-name="P134"/>
      <text:p text:style-name="P129">Или драконикус — гениальный актёр, или… ?</text:p>
      <text:p text:style-name="P129"/>
      <text:p text:style-name="P129">Я вернулся к драконикусу и уселся на стул напротив него.</text:p>
      <text:p text:style-name="P129"><text:span text:style-name="T16">– Р</text:span>ассказывай.</text:p>
      <text:p text:style-name="P129">Дискорд немного успокоился.</text:p>
      <text:p text:style-name="P129"><text:s/><text:span text:style-name="T16">– </text:span>Вообще-то, от тебя следовало бы избавиться, Проводник. Не знаю, что ты там разведал в Великом<text:span text:style-name="T32"> Откровении</text:span>, но чувствую, что твоё знание может погубить Эквестрию. Но к<text:span text:style-name="T16">ак, интересно, я получу без </text:span>тебя<text:span text:style-name="T16"> приз из… копыт Луны?!! </text:span>Хмурая <text:span text:style-name="T16">Метёлка отправила меня проследить, чтоб ты вернулся обратно. </text:span>Так что е<text:span text:style-name="T16">сли бы вы сюда не заявились, через пять минут я отправился бы за вами сам!</text:span></text:p>
      <text:p text:style-name="P129"><text:span text:style-name="T16">– </text:span>А кто тогда насылал на нас этих уродов с рисованными рожами? Кто чуть не утопил меня снеговиком? Кто пытался убить меня раз за разом?</text:p>
      <text:p text:style-name="P129">У драконикуса глаза полезли на лоб.</text:p>
      <text:p text:style-name="P129"><text:span text:style-name="T16">–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9"/>
      <text:p text:style-name="P129">Я задумался. Драконикус, похоже, говорил искренне. Но кто тогда всё это время играл с нами, <text:span text:style-name="T32">словно кот с мышью</text:span>?</text:p>
      <text:p text:style-name="P129"><text:span text:style-name="T16">– </text:span>Анон! <text:span text:style-name="T16">– </text:span>крикнула Эпплджек из прихожей. <text:span text:style-name="T16">– </text:span>Я слышу шум за дверью!</text:p>
      <text:p text:style-name="P129">Практически одновременно раздался звонок.</text:p>
      <text:p text:style-name="P132">– ОТКРОЙТЕ, ПОЛИЦИЯ! Вам даётся полминуты, чтобы открыть дверь! Через тридцать секунд дверь будет выбита!</text:p>
      <text:p text:style-name="P132"/>
      <text:p text:style-name="P132">Эпплджек ошалело выскочила из прихожей. Несколько мгновений я молча смотрел на неё. В голове свистел ветер и играла дудочка.</text:p>
      <text:p text:style-name="P132">– На крышу, живо!!! Через окно на кухне! – зашипел Дискорд.</text:p>
      <text:p text:style-name="P132">– Что? – ступил я.</text:p>
      <text:p text:style-name="P129"><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верёвки, пытаясь освободиться.</text:span></text:p>
      <text:p text:style-name="P132"/>
      <text:p text:style-name="P132">Эпплджек, с ноутбуком в одной руке и Флаттершай — во второй, кинулась на кухню.</text:p>
      <text:p text:style-name="P129"><text:soft-page-break/>Дверь содрогнулась от мощного удара. Послышался стук падающей штукатурки. Я сломя голову бросился за девушками.</text:p>
      <text:p text:style-name="P129">– Развяжи меня, кретин!!! – гаркнул вдогонку Дискорд.</text:p>
      <text:p text:style-name="P12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text:p>
      <text:p text:style-name="P12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9">Верёвка в кухонном окне дёргалась под весом карабкающихся девушек. Я словил её и стал на подоконник.</text:p>
      <text:p text:style-name="P129"/>
      <text:p text:style-name="P129">Блё-о-о!</text:p>
      <text:p text:style-name="P129"/>
      <text:p text:style-name="P129">Кусок стекла соскользнул с подоконника и исчез, вертясь и сверкая, в <text:span text:style-name="T32">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2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7">А если не </text:span>выдержит<text:span text:style-name="T67"> </text:span>основа, к которой она привязана? Что-то мне в туалет захотелось… У меня нет боязни высоты, но это уже слишком!</text:p>
      <text:p text:style-name="P129"/>
      <text:p text:style-name="P129">Я задрал голову.</text:p>
      <text:p text:style-name="P129">О! Так уже легче! Надо мной всего лишь два этажа. Десять метров верёвки. Если не смотреть вниз, то…</text:p>
      <text:p text:style-name="P129"/>
      <text:p text:style-name="P131">«…<text:span text:style-name="T32">Будь храбр. Будь стоек. Будь силён. Что бы ни случилось, помни: Эквестрия с тобой. Эквестрия в тебе. Навсегда. И всегда…»</text:span></text:p>
      <text:p text:style-name="P133"/>
      <text:p text:style-name="P129">Я вытер ладони о штаны, ухватил канат и сделал шаг вперёд…</text:p>
      <text:p text:style-name="P129"/>
      <text:p text:style-name="P129">…</text:p>
      <text:p text:style-name="P129"/>
      <text:p text:style-name="P129">Святые яйца, Анон, ты действительно сделал ЭТО!</text:p>
      <text:p text:style-name="P129"/>
      <text:p text:style-name="P129">…</text:p>
      <text:p text:style-name="P129"/>
      <text:p text:style-name="P12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9"><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Селестия милосердная!!!</text:p>
      <text:p text:style-name="P12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появилась над бортиком и свесила вниз руку. Эпплджек вытянулась и протянула ей ноутбук одной рукой.</text:p>
      <text:p text:style-name="P129">НЕТ! У них не получилось!</text:p>
      <text:p text:style-name="P129">У меня враз вспотели ладони. Держаться на верёвке стало чертовски трудно.</text:p>
      <text:p text:style-name="P12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9">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9">К счастью, фермерша не разжала ног.</text:p>
      <text:p text:style-name="P12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9"/>
      <text:p text:style-name="P129">Бляблябляблябля!!! ДА НУ ЕГО НАХУЙ — ТАКОЙ АЛЬПИНИЗМ!!!</text:p>
      <text:p text:style-name="P129">БЛЯ!!!…</text:p>
      <text:p text:style-name="P129">Верёвка закончилась. Наконец-то у меня появилось время для паники. Я судорожно обнял Эпплджек, закрыл глаза и приготовился…</text:p>
      <text:p text:style-name="P129"/>
      <text:p text:style-name="P129">…</text:p>
      <text:p text:style-name="P129"/>
      <text:p text:style-name="P129">Захват поперёк груди и сильный рывок выдавили из меня остатки дыхания.</text:p>
      <text:p text:style-name="P129"><text:soft-page-break/>– ОТПУСТИ КОБЫЛУ!!! – загрохотало мне в ухо.</text:p>
      <text:p text:style-name="P129">Я открыл глаза.</text:p>
      <text:p text:style-name="P129">Перед носом плавными рывками уходили вниз окна этажей. Порывы вихрей от взмахов <text:span text:style-name="T32">разномастных</text:span> крыльев трепали волосы и выдували слёзы из глаз. Тупая боль гнездилась в сожжённых верёвкой суставах.</text:p>
      <text:p text:style-name="P129">Я чуть поднял глаза и уставился в кривую морду драконикус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9"/>
      <text:p text:style-name="P129">…</text:p>
      <text:p text:style-name="P129"/>
      <text:p text:style-name="P12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9">– Эмм… Флатти, дорогая, нам пора. Я слышу шаги на лестнице. Не говоря уже о том, что до закрытия коридора осталось семь минут…</text:p>
      <text:p text:style-name="P129"/>
      <text:p text:style-name="P129">…</text:p>
      <text:p text:style-name="P129"/>
      <text:p text:style-name="P129">На длинной шее драконикуса разместились Эпплджек и Флаттершай. Я, для сохранения баланса, разместился ближе к хвосту.</text:p>
      <text:p text:style-name="P129">Дискорд расправил крылья и начал короткую пробежку к краю.</text:p>
      <text:p text:style-name="P129"><text:span text:style-name="T16">– Д</text:span>искорд Эйрлайнс приветствует на борту! Температура воздуха пять градусов! Высота<text:span text:style-name="T32"> сто пять</text:span><text:span text:style-name="T28"> </text:span>метров. Ожидаемая продолжительность полёта — четыре минуты!..</text:p>
      <text:p text:style-name="P129"/>
      <text:p text:style-name="P129">…ограда края крыши промелькнула под нами…</text:p>
      <text:p text:style-name="P134"/>
      <text:p text:style-name="P129"><text:span text:style-name="T16">– …</text:span>собственно, держаться в воздухе дольше у меня не хватит магии.</text:p>
      <text:p text:style-name="P129"/>
      <text:p text:style-name="P129">Мы летели навстречу закату.</text:p>
      <text:p text:style-name="P129"/>
      <text:p text:style-name="P129">…</text:p>
      <text:p text:style-name="P129"/>
      <text:p text:style-name="P129">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9"><text:span text:style-name="T16">– </text:span>Ю-ху-у-у!!!</text:p>
      <text:p text:style-name="P129"><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9">Перед нами увеличивалась громада моей высотки.</text:p>
      <text:p text:style-name="P12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9">– Пристегните ремни! – проревел Дискорд, резко ускоряясь. – Будет весело!!!</text:p>
      <text:p text:style-name="P129">Эпплджек покрепче прижала к себе ноутбук. Флаттершай прижалась к шее Дискорда, отвернулась и закрыла глаза.</text:p>
      <text:p text:style-name="P129">– ВНИМАНИЕ!!! – заорал Дискорд, сложил крылья и влетел в коридор.</text:p>
      <text:p text:style-name="P129"/>
      <text:p text:style-name="P130">***</text:p>
      <text:p text:style-name="P129"/>
      <text:p text:style-name="P129">Бля!!!</text:p>
      <text:h text:style-name="Heading_20_2" text:outline-level="2"/>
      <text:h text:style-name="Heading_20_2" text:outline-level="2"><text:span text:style-name="T1">30</text:span>. Разговор за столиком в <text:span text:style-name="T1">ночи</text:span></text:h>
      <text:p text:style-name="P143"/>
      <text:p text:style-name="P145">Мы почти успели.</text:p>
      <text:p text:style-name="P14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0">«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0">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2">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0"/>
      <text:p text:style-name="P140">ХА-ХА-ХА!</text:p>
      <text:p text:style-name="P140"><text:soft-page-break/></text:p>
      <text:p text:style-name="P140">Прямо как сейчас. Как говорится, найди десять отличий.</text:p>
      <text:p text:style-name="P140">Вот только… Только Дэш была бы жива…</text:p>
      <text:p text:style-name="P144">Я тяжело вздохнул.</text:p>
      <text:p text:style-name="P144"/>
      <text:p text:style-name="P144">…</text:p>
      <text:p text:style-name="P144"/>
      <text:p text:style-name="P144"><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6">–</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6">– Т</text:span>ы что за хрен вообще? <text:span text:style-name="T16">– наконец сподобился я на членораздельную речь.</text:span></text:p>
      <text:p text:style-name="P48">Зверь смутился.</text:p>
      <text:p text:style-name="P48"><text:span text:style-name="T16">–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6">С кончика малого рога Анакорна сорвалась молния и под ним материализовался </text:span>зелёный <text:span text:style-name="T16">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6">– Итак, рассказывай, каким ветром тебя сюда занесло. – д</text:span>емиург<text:span text:style-name="T16"> почесал нос. – У меня такое чувство, </text:span>будто<text:span text:style-name="T16">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6"/>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6">–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6">– Если я расскажу тебе н</text:span>астоящую<text:span text:style-name="T16"> причину </text:span>— ты исчезнешь! <text:span text:style-name="T16">– угрюмо заявил я.</text:span></text:p>
      <text:p text:style-name="P36">Морда Анакорна осветилась радостным озарением.</text:p>
      <text:p text:style-name="P36"/>
      <text:p text:style-name="P51"><text:span text:style-name="T16">–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6">–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6">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6">– Ну… Я не идиот… я видел, что происходит за Чёрным </text:span>э<text:span text:style-name="T16">краном…</text:span></text:p>
      <text:p text:style-name="P51">Я глубоко вздохнул, как перед прыжком в воду.</text:p>
      <text:p text:style-name="P51"/>
      <text:p text:style-name="P51"><text:span text:style-name="T16">– </text:span><text:span text:style-name="T27">Нет никакого мира-вампира. Мир людей не виноват. </text:span><text:span text:style-name="T19">Эквестрия загибается потому, что она </text:span><text:span text:style-name="T27">—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7">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6">Анакорн </text:span>встал с пуфика<text:span text:style-name="T16"> </text:span>и стал прохаживаться рядом со столом<text:span text:style-name="T16">. </text:span>Перед ним в качестве импровизированной указки плыл в пространстве карандаш.<text:span text:style-name="T16"> На стол</text:span>е раскинулась<text:span text:style-name="T16"> </text:span>голографическая карта Эквуса<text:span text:style-name="T16">. Игрушечные горные пики утопали в крохотных облаках, белые шапки ледников икрились </text:span>на<text:span text:style-name="T16"> полюсах, спокойная гладь </text:span>омывающих <text:span text:style-name="T16">океан</text:span>ов<text:span text:style-name="T16"> переливалась всеми оттенками синего.</text:span></text:p>
      <text:p text:style-name="P38"/>
      <text:p text:style-name="P3"><text:span text:style-name="T48">–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8"><text:span text:style-name="T48">– </text:span><text:span text:style-name="T3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1"/>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8"><text:soft-page-break/>Я запротестовал.</text:p>
      <text:p text:style-name="P110">– В Эквестрии не двигают солнце! Аликорны лишь корректируют орбиту Эквуса и луны вокруг него, хотя все уверены в обратном.</text:p>
      <text:p text:style-name="P110">Анакорн улыбнулся во всю морду.</text:p>
      <text:p text:style-name="P110">– Значит, ты уже помогаешь мне, Проводник, даже сам того не осознавая! Я рад!</text:p>
      <text:p text:style-name="P108">Демиург снова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0">Анакорн только развёл копытами.</text:p>
      <text:p text:style-name="P110">– Не знаю. Может, ему фунты и ярды больше нравятся.</text:p>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8"/>
      <text:p text:style-name="P10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10"/>
      <text:p text:style-name="P10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8"/>
      <text:p text:style-name="P108">Анакорн мрачно уставился на мерцающую голограмму Эквуса<text:span text:style-name="T32">. Ко мне наконец-то пришло понимание ситуации.</text:span></text:p>
      <text:p text:style-name="P113"><text:soft-page-break/>– А почему ты сам не можешь поддерживать Эквус? Ты же его демиург? Ну так и питай его своей созидающей силой, пока он не окрепнет!</text:p>
      <text:p text:style-name="P108">Анакорн смутился.</text:p>
      <text:p text:style-name="P108"><text:span text:style-name="T48">– К сожалению, не </text:span><text:span text:style-name="T53">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20" text:note-class="footnote"><text:note-citation>20</text:note-citation><text:note-body><text:p text:style-name="P15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3">– Сам ты раздолбай! – произнёс, наконец, Свирл.</text:p></text:note-body></text:note></text:span><text:span text:style-name="T48"> </text:span>И создали вы его достаточно топорно — видишь, он трещит по швам.</text:p>
      <text:p text:style-name="P108">– Хмм. То есть, это брони создали Эквус?</text:p>
      <text:p text:style-name="P108">–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8"/>
      <text:p text:style-name="P108">Анакорн прижал одним копытом центр карандаша к столу и ударил по его кончику другим. Карандаш стал вертеться своеобразной юлой.</text:p>
      <text:p text:style-name="P108"/>
      <text:p text:style-name="P108">– 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8">Я вспомнил события последнего времени моей родины<text:span text:style-name="T16">.</text:span></text:p>
      <text:p text:style-name="P10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8">Анакорн с такой силой надавил копытом на карандаш, что тот хрустнул.</text:p>
      <text:p text:style-name="P10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8"><text:soft-page-break/><text:span text:style-name="T48">–</text:span><text:span text:style-name="T32"> На самом деле помочь мне достаточно легко. Видишь ли, залатать дыры конструкции Эквуса можно «наложив» на них правдоподобное </text:span><text:span text:style-name="T48">— иначе говоря, жизнеспособное —</text:span><text:span text:style-name="T32">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2">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2">.</text:span></text:p>
      <text:p text:style-name="P11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3"/>
      <text:p text:style-name="P113">Я истерически расхохотался.</text:p>
      <text:p text:style-name="P11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3">Спустив пар, я скептически хмыкнул.</text:p>
      <text:p text:style-name="P113">– Да и как их корректировать, эти недочёты? Сказать: «Повелеваю быть сему»?</text:p>
      <text:p text:style-name="P113">Анакорн поправил невесть откуда взявшиеся на переносице очки и ответил.</text:p>
      <text:p text:style-name="P108"><text:span text:style-name="T32">– Ты уже устранил крупнейший дефект Эквестрии </text:span><text:span text:style-name="T48">—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3">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8"><text:span text:style-name="T48">–</text:span><text:span text:style-name="T32"> А кьютимарки? Как, разрази меня квазар, объяснить кьютимарки? </text:span><text:span text:style-name="T48">– азартно воскликнул Анакорн.</text:span></text:p>
      <text:p text:style-name="P113">– А кьютимарки ты сам даришь пони, когда распознаёшь их жизненное предназначение!!! – так же азартно заорал я.</text:p>
      <text:p text:style-name="P113">–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3">Я пожал плечами.</text:p>
      <text:p text:style-name="P113">– А по-другому я не могу объяснить их появление. К сожалению.</text:p>
      <text:p text:style-name="P11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3">– Хорошо. Уговорил. Кьютимарки беру на себя. Так и знал, что мне самое трудное достанется!</text:p>
      <text:p text:style-name="P11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на меня смотреть! Если я стану применять магию вместо ловкости, теряется весь смысл упражнения… О, глянь-ка на Эквус!</text:p>
      <text:p text:style-name="P113"><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1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3">– Почему бы не сделать главной каноническую Эквестрию? Ту, что описана в мультике?</text:p>
      <text:p text:style-name="P113">– Учти<text:span text:style-name="T5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7"> точнее, дерево схожих миров Эквуса </text:span><text:span text:style-name="T62">—</text:span><text:span text:style-name="T57"> создали брони. Разумеется, стержнем им послужил именно сериал, но каждый фанфик </text:span><text:span text:style-name="T62">—</text:span><text:span text:style-name="T5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4"/>
      <text:p text:style-name="P113">Анакорн аж подпрыгнул на месте от восторга и стал мне аплодировать.</text:p>
      <text:p text:style-name="P114"/>
      <text:p text:style-name="P113"><text:span text:style-name="T57">– Наконец-то я вижу свет в конце тоннеля! Как это не пришло мне в голову! Ты всё отлично увязал! Всё сходится! Более того </text:span><text:span text:style-name="T62">—</text:span><text:span text:style-name="T57"> Анакорн заговорщически подмигнул мне </text:span><text:span text:style-name="T62">—</text:span><text:span text:style-name="T5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м Континууме Эквуса</text:span><text:span text:style-name="T57">!</text:span></text:p>
      <text:p text:style-name="P114"/>
      <text:p text:style-name="P114">Я подозрительно посмотрел на Анакорна.</text:p>
      <text:p text:style-name="P114"/>
      <text:p text:style-name="P113"><text:span text:style-name="T23">– </text:span><text:span text:style-name="T57">Какой ещё, нафиг, «мой фанфик»? Я никакого фанфика не писал. И не собираюсь.</text:span></text:p>
      <text:p text:style-name="P114">Анакорн ехидно ухмыльнулся и сделал мне «глазки».</text:p>
      <text:p text:style-name="P113"><text:soft-page-break/><text:span text:style-name="T23">– </text:span><text:span text:style-name="T5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3"><text:span text:style-name="T16">–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3"><text:span text:style-name="T16">– </text:span>Пиши, как есть. <text:span text:style-name="T16">– </text:span>развёл копытами Анакорн. <text:span text:style-name="T16">– </text:span>Авось сгодится. Я писать точно не буду <text:span text:style-name="T62">— ты меня с кьютимарками уже пригрузил на ближайшие тысячи лет.</text:span></text:p>
      <text:p text:style-name="P113">…</text:p>
      <text:p text:style-name="P113">Факн щит<text:note text:id="ftn21" text:note-class="footnote"><text:note-citation>21</text:note-citation><text:note-body><text:p text:style-name="P150">Fucking shit <text:span text:style-name="T2">–</text:span> <text:span text:style-name="T1">ёбаное дерьмо</text:span></text:p></text:note-body></text:note>!..</text:p>
      <text:p text:style-name="P113">…</text:p>
      <text:p text:style-name="P113">Ну а что мне остаётся? Я фейспамнул.</text:p>
      <text:p text:style-name="P113"/>
      <text:p text:style-name="P113"><text:span text:style-name="T16">–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3">Анакорн насупился и спрятал карандаш в гриву.</text:p>
      <text:p text:style-name="P113"><text:span text:style-name="T16">–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3"/>
      <text:p text:style-name="P113">Вот тебе и помахала Эквестрия ручкой, Анон!</text:p>
      <text:p text:style-name="P113"/>
      <text:p text:style-name="P11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2"/>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8">– А я разве сплю?</text:p>
      <text:p text:style-name="P108"><text:soft-page-break/>–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к себе обратно проходил?</text:p>
      <text:p text:style-name="P10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8">Так вот, возвращать тебя обратно в твой мир я не буду.</text:p>
      <text:p text:style-name="P108"/>
      <text:p text:style-name="P108">Я непонимающе хлопал глазами.</text:p>
      <text:p text:style-name="P108"/>
      <text:p text:style-name="P10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10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8">Теперь — об оплате.</text:p>
      <text:p text:style-name="P108"/>
      <text:p text:style-name="P108">Анакорн наклонился ко мне через стол и подмигнул.</text:p>
      <text:p text:style-name="P108"/>
      <text:p text:style-name="P108">– Проси, чего хочешь!</text:p>
      <text:p text:style-name="P108"/>
      <text:p text:style-name="P108">Пока я думал, демиург мурлыкал себе под нос в эйфории: «Да! В такие моменты ощущаешь себя богом! Я крут! Ха-ха!»</text:p>
      <text:p text:style-name="P108"/>
      <text:p text:style-name="P10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8">Ради этого написать фанфик — очень малая цена. Совсем ничтожная.</text:p>
      <text:p text:style-name="P113"/>
      <text:p text:style-name="P113">– Верни Дэш!!!</text:p>
      <text:p text:style-name="P113"/>
      <text:p text:style-name="P113">Копыта Анакорна разъехались и он впечатался мордой в стол.</text:p>
      <text:p text:style-name="P113"><text:soft-page-break/>– Э-э-э… м-м-м… ну-у-у… Перо мне в зад!.. Нельзя сказать, что это совсем невыполнимо… Но, прямо скажу, задачка не для студента!</text:p>
      <text:p text:style-name="P113">Глаза демиурга бегали, как у застуканного в трамвае безбилетника.</text:p>
      <text:p text:style-name="P113">– А ты студент?</text:p>
      <text:p text:style-name="P11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3">– Другое просить не будешь? – сухо переспросил Анакорн. – Учти, время уходит. То, что я вижу в качестве решения, мне не нравится.</text:p>
      <text:p text:style-name="P113">– Нет! – отрезал я.</text:p>
      <text:p text:style-name="P11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3">– Что? Ты о чём?</text:p>
      <text:p text:style-name="P11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3">Есть только маленькая проблемка…</text:p>
      <text:p text:style-name="P113"/>
      <text:p text:style-name="P113">Анакорн скривился и отвёл глаза.</text:p>
      <text:p text:style-name="P113">–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Каково это <text:span text:style-name="T30">— </text:span><text:span text:style-name="T64">не знаю даже я. Говорят, это офигенно паршиво, намного хуже смерти. </text:span>Мне очень жаль. Тебе ещё не поздно выбрать что-нибудь другое.</text:p>
      <text:p text:style-name="P113">Я вздохнул. Слишком много философии на мою голову!</text:p>
      <text:p text:style-name="P113">– Делай, как я сказал! А я сделаю своё.</text:p>
      <text:p text:style-name="P113"/>
      <text:p text:style-name="P10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8">– Ты ещё увидишь пару-тройку снов на прощание. Это мой подарок тебе. Удачи!</text:p>
      <text:p text:style-name="P108"/>
      <text:p text:style-name="P119">~~~</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стояла передо мной в сияющем ореоле гривы. Потом она нерешительно сделала шаг навстречу.</text:p>
      <text:p text:style-name="P114"><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4">Я устало рассмеялся.</text:p>
      <text:p text:style-name="P114">– Сел, я завязал с конеёбством. Извини.</text:p>
      <text:p text:style-name="P114">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4">– В другое время, в другом месте, Анон! В другое время, в другом месте!</text:p>
      <text:p text:style-name="P114"/>
      <text:p text:style-name="P117">~~~</text:p>
      <text:p text:style-name="P117"/>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11">–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1">Тёмная аликорница тяжело вздохнула.</text:p>
      <text:p text:style-name="P111">–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1">– Я был бы рад. Мне жаль, что из-за меня погиб твой особенный пони.</text:p>
      <text:p text:style-name="P111">Луна горько вздохнула.</text:p>
      <text:p text:style-name="P111">–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8">Мир?</text:span></text:p>
      <text:p text:style-name="P121">Я молча протянул руку к носу аликорницы и попытался легонько сжать его. Рука прошла сквозь тело.</text:p>
      <text:p text:style-name="P121">– Бу-уп! – слабо улыбнулась Луна.</text:p>
      <text:p text:style-name="P111">Аликорница подняла копыто и прижала его к моей груди.</text:p>
      <text:p text:style-name="P11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8"/>
      <text:p text:style-name="P117">~~~</text:p>
      <text:p text:style-name="P118"/>
      <text:p text:style-name="P111">– Думал от меня в другой реальности спрятаться, Проводничёк?!</text:p>
      <text:p text:style-name="P111">Передо мной возникла хмурая морда Дискорда.</text:p>
      <text:p text:style-name="P11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1"><text:soft-page-break/>Так что, Проводничёк, мы ещё встретимся! В другое время и в другом месте! Жди! В другое время, в другом месте!!!</text:p>
      <text:p text:style-name="P115"/>
      <text:p text:style-name="P116">~~~</text:p>
      <text:p text:style-name="P108"/>
      <text:p text:style-name="P111">– Анон?</text:p>
      <text:p text:style-name="P111">– Дэш?!!</text:p>
      <text:p text:style-name="P111">– Эмм… Ты мне снишься?</text:p>
      <text:p text:style-name="P111">– Нет, Дэш, это ты мне снишься.</text:p>
      <text:p text:style-name="P11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1">Пегаска почесала в затылке со смущением.</text:p>
      <text:p text:style-name="P111">– Да? Правда? Ну, офигеть! Что-то я такого не помню совсем. А ты как?</text:p>
      <text:p text:style-name="P107"><text:span text:style-name="T36">– Я в порядке. Вот, возвращаюсь </text:span>в свой мир. Ну, не совсем <text:span text:style-name="T1">в свой</text:span>. Почти.</text:p>
      <text:p text:style-name="P107"><text:span text:style-name="T1">–</text:span> Навсегда? <text:span text:style-name="T1">Ты не вернёшься?</text:span></text:p>
      <text:p text:style-name="P107"><text:span text:style-name="T1">–</text:span> Скорее всего, да.</text:p>
      <text:p text:style-name="P107"><text:span text:style-name="T1">–</text:span> Это плохо. <text:span text:style-name="T1">Я хотела тебе сказать</text:span>…</text:p>
      <text:p text:style-name="P107"><text:span text:style-name="T1">–</text:span> Не надо, Дэш. Не стоит. Мне очень жаль.</text:p>
      <text:p text:style-name="P10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2">Хочу, чтобы ты </text:span><text:span text:style-name="T33">делал мне почесушки</text:span><text:span text:style-name="T32"> и хлопал по крупу</text:span>!</text:p>
      <text:p text:style-name="P108">В голосе пегаски слышались слёзы.</text:p>
      <text:p text:style-name="P10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7"><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7"><text:span text:style-name="T1">–</text:span> И тебя, и Твайлайт, и <text:span text:style-name="T1">Пинки</text:span>, и <text:span text:style-name="T1">Эпплджек</text:span>, и всех-всех-всех… Таковы правила.</text:p>
      <text:p text:style-name="P107"><text:span text:style-name="T16">– Вот д</text:span>искорд!.. Почему всё так паршиво?.. Я даже не могу уткнуться носом тебе в грудь. Я прохожу сквозь тебя, <text:span text:style-name="T16">–</text:span> всхлипнула сквозь зубы <text:span text:style-name="T1">Дэш</text:span>.</text:p>
      <text:p text:style-name="P107">Я опустил руку на шею <text:span text:style-name="T1">пегаски</text:span> и ощутил теплоту и лёгкое покалывание в пустоте.</text:p>
      <text:p text:style-name="P107"><text:span text:style-name="T16">–</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7"><text:span text:style-name="T1">–</text:span> И лучше рано, чем поздно! Я не люблю <text:span text:style-name="T1">долго </text:span>ждать!</text:p>
      <text:p text:style-name="P107"><text:span text:style-name="T1">–</text:span> Да, Дэш. <text:span text:style-name="T1">–</text:span> её образ начал таять. <text:span text:style-name="T1">–</text:span> Да, я помню.</text:p>
      <text:p text:style-name="P107"><text:soft-page-break/></text:p>
      <text:p text:style-name="P107">Я всё ещё помню…</text:p>
      <text:p text:style-name="P53"/>
      <text:h text:style-name="Heading_20_2" text:outline-level="2">Эпилог. Земля</text:h>
      <text:p text:style-name="P120"/>
      <text:p text:style-name="P127">Звон будильника чуть не проломил башку. Я открыл глаза. </text:p>
      <text:p text:style-name="P127"/>
      <text:p text:style-name="P128"><text:span text:style-name="T1">Бляяяяяяя… Голова чугунная… Вот на кой хрен ложиться в </text:span><text:span text:style-name="T16">два</text:span><text:span text:style-name="T1">, чтоб потом спать до одиннадцати и ни хрена не выспаться при этом?</text:span> На работу опять к часу<text:span text:style-name="T16">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125"/>
      <text:p text:style-name="P127"><text:span text:style-name="T1">Я нашарил ногами тапки и пошёл в ванную. Проходя мимо стола, зацепился взглядом за</text:span> эскиз <text:span text:style-name="T1">рисунка</text:span>.</text:p>
      <text:p text:style-name="P127"/>
      <text:p text:style-name="P1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5"/>
      <text:p text:style-name="P123">Для того, чтобы выдавить остатки пасты на щётку, пришлось затратить серьёзные усилия.</text:p>
      <text:p text:style-name="P123"/>
      <text:p text:style-name="P124">Ага, и купить туалетной бумаги. Иначе уже вечером придётся использовать рекламки, что кидают в почтовый ящик. А они, блин, глянцевые!</text:p>
      <text:p text:style-name="P124"/>
      <text:p text:style-name="P126">Мысли вернулись к фантазии.</text:p>
      <text:p text:style-name="P126"/>
      <text:p text:style-name="P12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4"/>
      <text:p text:style-name="P123">Попытка притронуться щёткой к зубу вызвала ноющую боль. </text:p>
      <text:p text:style-name="P123"/>
      <text:p text:style-name="P12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5"/>
      <text:p text:style-name="P123">Доставая из стола ключи от машины, опять наткнулся взглядом на эскиз.</text:p>
      <text:p text:style-name="P123"/>
      <text:p text:style-name="P12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5"><text:soft-page-break/>А вот, кстати… А почему бы и нет? Хорошее ведь название? И интригующее — сразу сесть за клавиатуру захотелось.</text:p>
      <text:p text:style-name="P125"/>
      <text:p text:style-name="P12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12T20:39:47.788169731</dc:date>
    <meta:editing-duration>P159DT17H50M56S</meta:editing-duration>
    <meta:editing-cycles>10214</meta:editing-cycles>
    <meta:generator>LibreOffice/5.1.6.2$Linux_X86_64 LibreOffice_project/10m0$Build-2</meta:generator>
    <meta:printed-by>макс </meta:printed-by>
    <meta:print-date>2017-08-23T21:51:29.95</meta:print-date>
    <meta:document-statistic meta:table-count="0" meta:image-count="0" meta:object-count="0" meta:page-count="269" meta:paragraph-count="4969" meta:word-count="104015" meta:character-count="689501" meta:non-whitespace-character-count="585839"/>
  </office:meta>
</office:document-meta>
</file>